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Neue" svg:font-family="HelveticaNeu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35mm"/>
    </style:style>
    <style:style style:name="co2" style:family="table-column">
      <style:table-column-properties fo:break-before="auto" style:column-width="24.54mm"/>
    </style:style>
    <style:style style:name="co3" style:family="table-column">
      <style:table-column-properties fo:break-before="auto" style:column-width="16.88mm"/>
    </style:style>
    <style:style style:name="co4" style:family="table-column">
      <style:table-column-properties fo:break-before="auto" style:column-width="22.17mm"/>
    </style:style>
    <style:style style:name="co5" style:family="table-column">
      <style:table-column-properties fo:break-before="auto" style:column-width="25.12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59.62mm"/>
    </style:style>
    <style:style style:name="co8" style:family="table-column">
      <style:table-column-properties fo:break-before="auto" style:column-width="47.2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4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no-wrap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9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Namecoin tx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9" table:default-cell-style-name="ce3"/>
        <table:table-row table:style-name="ro1">
          <table:table-cell table:style-name="ce4" office:value-type="string" calcext:value-type="string">
            <text:p>Height</text:p>
          </table:table-cell>
          <table:table-cell table:style-name="ce4" office:value-type="string" calcext:value-type="string">
            <text:p>Ag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Transactions</text:p>
          </table:table-cell>
          <table:table-cell table:style-name="ce4" office:value-type="string" calcext:value-type="string">
            <text:p>Sent</text:p>
          </table:table-cell>
          <table:table-cell office:value-type="string" calcext:value-type="string">
            <text:p>Net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69" xlink:type="simple">400369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1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]=25;&quot;&quot;;[.E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68" xlink:type="simple">400368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56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]=25;&quot;&quot;;[.E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67" xlink:type="simple">400367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757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]=25;&quot;&quot;;[.E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66" xlink:type="simple">400366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24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]=25;&quot;&quot;;[.E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65" xlink:type="simple">400365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46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]=25;&quot;&quot;;[.E6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64" xlink:type="simple">400364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97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7]=25;&quot;&quot;;[.E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63" xlink:type="simple">400363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1.27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0.13" calcext:value-type="float">
            <text:p>30.13</text:p>
          </table:table-cell>
          <table:table-cell table:formula="of:=IF([.E8]=25;&quot;&quot;;[.E8]-25)" office:value-type="float" office:value="5.13" calcext:value-type="float">
            <text:p>5.1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62" xlink:type="simple">400362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2.49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9]=25;&quot;&quot;;[.E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61" xlink:type="simple">400361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2.03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25.01" calcext:value-type="float">
            <text:p>225.01</text:p>
          </table:table-cell>
          <table:table-cell table:formula="of:=IF([.E10]=25;&quot;&quot;;[.E10]-25)" office:value-type="float" office:value="200.01" calcext:value-type="float">
            <text:p>200.0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60" xlink:type="simple">400360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8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1]=25;&quot;&quot;;[.E1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59" xlink:type="simple">400359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48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2]=25;&quot;&quot;;[.E1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58" xlink:type="simple">400358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782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3]=25;&quot;&quot;;[.E1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57" xlink:type="simple">400357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69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4]=25;&quot;&quot;;[.E1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56" xlink:type="simple">400356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1.29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0.13" calcext:value-type="float">
            <text:p>30.13</text:p>
          </table:table-cell>
          <table:table-cell table:formula="of:=IF([.E15]=25;&quot;&quot;;[.E15]-25)" office:value-type="float" office:value="5.13" calcext:value-type="float">
            <text:p>5.1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55" xlink:type="simple">400355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1.42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.62" calcext:value-type="float">
            <text:p>25.62</text:p>
          </table:table-cell>
          <table:table-cell table:formula="of:=IF([.E16]=25;&quot;&quot;;[.E16]-25)" office:value-type="float" office:value="0.620000000000001" calcext:value-type="float">
            <text:p>0.62000000000000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54" xlink:type="simple">400354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757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7]=25;&quot;&quot;;[.E1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53" xlink:type="simple">400353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8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8]=25;&quot;&quot;;[.E18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52" xlink:type="simple">400352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1.4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10.74" calcext:value-type="float">
            <text:p>110.74</text:p>
          </table:table-cell>
          <table:table-cell table:formula="of:=IF([.E19]=25;&quot;&quot;;[.E19]-25)" office:value-type="float" office:value="85.74" calcext:value-type="float">
            <text:p>85.7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51" xlink:type="simple">400351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1.26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0.13" calcext:value-type="float">
            <text:p>30.13</text:p>
          </table:table-cell>
          <table:table-cell table:formula="of:=IF([.E20]=25;&quot;&quot;;[.E20]-25)" office:value-type="float" office:value="5.13" calcext:value-type="float">
            <text:p>5.1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50" xlink:type="simple">400350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1.45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.96" calcext:value-type="float">
            <text:p>25.96</text:p>
          </table:table-cell>
          <table:table-cell table:formula="of:=IF([.E21]=25;&quot;&quot;;[.E21]-25)" office:value-type="float" office:value="0.960000000000001" calcext:value-type="float">
            <text:p>0.96000000000000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49" xlink:type="simple">400349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8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2]=25;&quot;&quot;;[.E2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48" xlink:type="simple">400348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8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3]=25;&quot;&quot;;[.E2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47" xlink:type="simple">400347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5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4]=25;&quot;&quot;;[.E2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46" xlink:type="simple">400346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902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5]=25;&quot;&quot;;[.E2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45" xlink:type="simple">400345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96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6]=25;&quot;&quot;;[.E26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44" xlink:type="simple">400344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1.33 K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1.75" calcext:value-type="float">
            <text:p>41.75</text:p>
          </table:table-cell>
          <table:table-cell table:formula="of:=IF([.E27]=25;&quot;&quot;;[.E27]-25)" office:value-type="float" office:value="16.75" calcext:value-type="float">
            <text:p>16.7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43" xlink:type="simple">400343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1.78 K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3.37" calcext:value-type="float">
            <text:p>53.37</text:p>
          </table:table-cell>
          <table:table-cell table:formula="of:=IF([.E28]=25;&quot;&quot;;[.E28]-25)" office:value-type="float" office:value="28.37" calcext:value-type="float">
            <text:p>28.3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42" xlink:type="simple">400342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732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9]=25;&quot;&quot;;[.E2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41" xlink:type="simple">400341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78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0]=25;&quot;&quot;;[.E30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40" xlink:type="simple">400340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787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1]=25;&quot;&quot;;[.E3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39" xlink:type="simple">400339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3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2]=25;&quot;&quot;;[.E3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38" xlink:type="simple">400338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8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3]=25;&quot;&quot;;[.E3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37" xlink:type="simple">400337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5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4]=25;&quot;&quot;;[.E3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36" xlink:type="simple">400336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14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5]=25;&quot;&quot;;[.E3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35" xlink:type="simple">400335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2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6]=25;&quot;&quot;;[.E36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34" xlink:type="simple">400334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1.13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.39" calcext:value-type="float">
            <text:p>25.39</text:p>
          </table:table-cell>
          <table:table-cell table:formula="of:=IF([.E37]=25;&quot;&quot;;[.E37]-25)" office:value-type="float" office:value="0.390000000000001" calcext:value-type="float">
            <text:p>0.39000000000000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33" xlink:type="simple">400333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964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8]=25;&quot;&quot;;[.E38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32" xlink:type="simple">400332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1.34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.3" calcext:value-type="float">
            <text:p>25.3</text:p>
          </table:table-cell>
          <table:table-cell table:formula="of:=IF([.E39]=25;&quot;&quot;;[.E39]-25)" office:value-type="float" office:value="0.300000000000001" calcext:value-type="float">
            <text:p>0.30000000000000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31" xlink:type="simple">400331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2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0]=25;&quot;&quot;;[.E40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30" xlink:type="simple">400330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1.1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1]=25;&quot;&quot;;[.E4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29" xlink:type="simple">400329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5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2]=25;&quot;&quot;;[.E4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28" xlink:type="simple">400328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3.96 K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464.49" calcext:value-type="float">
            <text:p>1464.49</text:p>
          </table:table-cell>
          <table:table-cell table:formula="of:=IF([.E43]=25;&quot;&quot;;[.E43]-25)" office:value-type="float" office:value="1439.49" calcext:value-type="float">
            <text:p>1439.4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27" xlink:type="simple">400327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1.01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4]=25;&quot;&quot;;[.E4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26" xlink:type="simple">400326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46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5]=25;&quot;&quot;;[.E4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25" xlink:type="simple">400325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789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6]=25;&quot;&quot;;[.E46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24" xlink:type="simple">400324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2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7]=25;&quot;&quot;;[.E4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23" xlink:type="simple">400323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789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8]=25;&quot;&quot;;[.E48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22" xlink:type="simple">400322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14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9]=25;&quot;&quot;;[.E4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21" xlink:type="simple">400321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2.61 KB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75.07" calcext:value-type="float">
            <text:p>375.07</text:p>
          </table:table-cell>
          <table:table-cell table:formula="of:=IF([.E50]=25;&quot;&quot;;[.E50]-25)" office:value-type="float" office:value="350.07" calcext:value-type="float">
            <text:p>350.0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20" xlink:type="simple">400320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4.06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3.52" calcext:value-type="float">
            <text:p>73.52</text:p>
          </table:table-cell>
          <table:table-cell table:formula="of:=IF([.E51]=25;&quot;&quot;;[.E51]-25)" office:value-type="float" office:value="48.52" calcext:value-type="float">
            <text:p>48.5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19" xlink:type="simple">400319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789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2]=25;&quot;&quot;;[.E5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18" xlink:type="simple">400318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46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3]=25;&quot;&quot;;[.E5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17" xlink:type="simple">400317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18.27 KB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3.06" calcext:value-type="float">
            <text:p>203.06</text:p>
          </table:table-cell>
          <table:table-cell table:formula="of:=IF([.E54]=25;&quot;&quot;;[.E54]-25)" office:value-type="float" office:value="178.06" calcext:value-type="float">
            <text:p>178.0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16" xlink:type="simple">400316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947 byt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0" calcext:value-type="float">
            <text:p>50</text:p>
          </table:table-cell>
          <table:table-cell table:formula="of:=IF([.E55]=25;&quot;&quot;;[.E55]-25)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15" xlink:type="simple">400315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2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6]=25;&quot;&quot;;[.E56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14" xlink:type="simple">400314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68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7]=25;&quot;&quot;;[.E5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13" xlink:type="simple">400313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757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8]=25;&quot;&quot;;[.E58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12" xlink:type="simple">400312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69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9]=25;&quot;&quot;;[.E5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11" xlink:type="simple">400311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757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0]=25;&quot;&quot;;[.E60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10" xlink:type="simple">400310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1.44 KB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333.24" calcext:value-type="float">
            <text:p>1333.24</text:p>
          </table:table-cell>
          <table:table-cell table:formula="of:=IF([.E61]=25;&quot;&quot;;[.E61]-25)" office:value-type="float" office:value="1308.24" calcext:value-type="float">
            <text:p>1308.2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09" xlink:type="simple">400309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947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2]=25;&quot;&quot;;[.E6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08" xlink:type="simple">400308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949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3]=25;&quot;&quot;;[.E6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07" xlink:type="simple">400307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1.36 K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6.92" calcext:value-type="float">
            <text:p>56.92</text:p>
          </table:table-cell>
          <table:table-cell table:formula="of:=IF([.E64]=25;&quot;&quot;;[.E64]-25)" office:value-type="float" office:value="31.92" calcext:value-type="float">
            <text:p>31.9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06" xlink:type="simple">400306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1.34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.63" calcext:value-type="float">
            <text:p>25.63</text:p>
          </table:table-cell>
          <table:table-cell table:formula="of:=IF([.E65]=25;&quot;&quot;;[.E65]-25)" office:value-type="float" office:value="0.629999999999999" calcext:value-type="float">
            <text:p>0.62999999999999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05" xlink:type="simple">400305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787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6]=25;&quot;&quot;;[.E66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04" xlink:type="simple">400304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916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7]=25;&quot;&quot;;[.E6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03" xlink:type="simple">400303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2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8]=25;&quot;&quot;;[.E68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02" xlink:type="simple">400302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80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9]=25;&quot;&quot;;[.E6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01" xlink:type="simple">400301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789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70]=25;&quot;&quot;;[.E70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00" xlink:type="simple">400300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19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71]=25;&quot;&quot;;[.E7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99" xlink:type="simple">400299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789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72]=25;&quot;&quot;;[.E7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98" xlink:type="simple">400298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789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73]=25;&quot;&quot;;[.E7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97" xlink:type="simple">400297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789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74]=25;&quot;&quot;;[.E7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96" xlink:type="simple">400296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36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75]=25;&quot;&quot;;[.E7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95" xlink:type="simple">400295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86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76]=25;&quot;&quot;;[.E76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94" xlink:type="simple">400294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78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77]=25;&quot;&quot;;[.E7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93" xlink:type="simple">400293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90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78]=25;&quot;&quot;;[.E78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92" xlink:type="simple">400292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1.55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.63" calcext:value-type="float">
            <text:p>25.63</text:p>
          </table:table-cell>
          <table:table-cell table:formula="of:=IF([.E79]=25;&quot;&quot;;[.E79]-25)" office:value-type="float" office:value="0.629999999999999" calcext:value-type="float">
            <text:p>0.62999999999999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91" xlink:type="simple">400291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5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80]=25;&quot;&quot;;[.E80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90" xlink:type="simple">400290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1.04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81]=25;&quot;&quot;;[.E8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89" xlink:type="simple">400289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950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82]=25;&quot;&quot;;[.E8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88" xlink:type="simple">400288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5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83]=25;&quot;&quot;;[.E8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87" xlink:type="simple">400287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1.52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.02" calcext:value-type="float">
            <text:p>25.02</text:p>
          </table:table-cell>
          <table:table-cell table:formula="of:=IF([.E84]=25;&quot;&quot;;[.E84]-25)" office:value-type="float" office:value="0.0199999999999996" calcext:value-type="float">
            <text:p>0.0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86" xlink:type="simple">400286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1.26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6.52" calcext:value-type="float">
            <text:p>36.52</text:p>
          </table:table-cell>
          <table:table-cell table:formula="of:=IF([.E85]=25;&quot;&quot;;[.E85]-25)" office:value-type="float" office:value="11.52" calcext:value-type="float">
            <text:p>11.5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85" xlink:type="simple">400285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94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86]=25;&quot;&quot;;[.E86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84" xlink:type="simple">400284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2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87]=25;&quot;&quot;;[.E8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83" xlink:type="simple">400283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757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88]=25;&quot;&quot;;[.E88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82" xlink:type="simple">400282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962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89]=25;&quot;&quot;;[.E8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81" xlink:type="simple">400281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976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90]=25;&quot;&quot;;[.E90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80" xlink:type="simple">400280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1.29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.63" calcext:value-type="float">
            <text:p>25.63</text:p>
          </table:table-cell>
          <table:table-cell table:formula="of:=IF([.E91]=25;&quot;&quot;;[.E91]-25)" office:value-type="float" office:value="0.629999999999999" calcext:value-type="float">
            <text:p>0.62999999999999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79" xlink:type="simple">400279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100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92]=25;&quot;&quot;;[.E9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78" xlink:type="simple">400278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1.39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9.86" calcext:value-type="float">
            <text:p>39.86</text:p>
          </table:table-cell>
          <table:table-cell table:formula="of:=IF([.E93]=25;&quot;&quot;;[.E93]-25)" office:value-type="float" office:value="14.86" calcext:value-type="float">
            <text:p>14.8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77" xlink:type="simple">400277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80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94]=25;&quot;&quot;;[.E9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76" xlink:type="simple">400276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5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95]=25;&quot;&quot;;[.E9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75" xlink:type="simple">400275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912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96]=25;&quot;&quot;;[.E96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74" xlink:type="simple">400274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46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97]=25;&quot;&quot;;[.E9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73" xlink:type="simple">400273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69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98]=25;&quot;&quot;;[.E98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72" xlink:type="simple">400272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48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99]=25;&quot;&quot;;[.E9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71" xlink:type="simple">400271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16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00]=25;&quot;&quot;;[.E100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70" xlink:type="simple">400270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46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01]=25;&quot;&quot;;[.E10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69" xlink:type="simple">400269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14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02]=25;&quot;&quot;;[.E10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68" xlink:type="simple">400268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1.01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03]=25;&quot;&quot;;[.E10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67" xlink:type="simple">400267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70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04]=25;&quot;&quot;;[.E10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66" xlink:type="simple">400266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1.53 K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6.84" calcext:value-type="float">
            <text:p>36.84</text:p>
          </table:table-cell>
          <table:table-cell table:formula="of:=IF([.E105]=25;&quot;&quot;;[.E105]-25)" office:value-type="float" office:value="11.84" calcext:value-type="float">
            <text:p>11.8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65" xlink:type="simple">400265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79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06]=25;&quot;&quot;;[.E106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64" xlink:type="simple">400264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5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07]=25;&quot;&quot;;[.E10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63" xlink:type="simple">400263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5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08]=25;&quot;&quot;;[.E108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62" xlink:type="simple">400262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757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09]=25;&quot;&quot;;[.E10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61" xlink:type="simple">400261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910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10]=25;&quot;&quot;;[.E110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60" xlink:type="simple">400260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1.39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.05" calcext:value-type="float">
            <text:p>25.05</text:p>
          </table:table-cell>
          <table:table-cell table:formula="of:=IF([.E111]=25;&quot;&quot;;[.E111]-25)" office:value-type="float" office:value="0.0500000000000007" calcext:value-type="float">
            <text:p>0.05000000000000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59" xlink:type="simple">400259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1.02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12]=25;&quot;&quot;;[.E11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58" xlink:type="simple">400258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2.2 K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52.16" calcext:value-type="float">
            <text:p>352.16</text:p>
          </table:table-cell>
          <table:table-cell table:formula="of:=IF([.E113]=25;&quot;&quot;;[.E113]-25)" office:value-type="float" office:value="327.16" calcext:value-type="float">
            <text:p>327.1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57" xlink:type="simple">400257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1.25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.31" calcext:value-type="float">
            <text:p>25.31</text:p>
          </table:table-cell>
          <table:table-cell table:formula="of:=IF([.E114]=25;&quot;&quot;;[.E114]-25)" office:value-type="float" office:value="0.309999999999999" calcext:value-type="float">
            <text:p>0.30999999999999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56" xlink:type="simple">400256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737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15]=25;&quot;&quot;;[.E11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55" xlink:type="simple">400255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46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16]=25;&quot;&quot;;[.E116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54" xlink:type="simple">400254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902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17]=25;&quot;&quot;;[.E11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53" xlink:type="simple">400253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8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18]=25;&quot;&quot;;[.E118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52" xlink:type="simple">400252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1008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19]=25;&quot;&quot;;[.E11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51" xlink:type="simple">400251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597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20]=25;&quot;&quot;;[.E120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50" xlink:type="simple">400250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78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21]=25;&quot;&quot;;[.E12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49" xlink:type="simple">400249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942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22]=25;&quot;&quot;;[.E12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48" xlink:type="simple">400248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5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23]=25;&quot;&quot;;[.E12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47" xlink:type="simple">400247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1.02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24]=25;&quot;&quot;;[.E12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46" xlink:type="simple">400246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48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25]=25;&quot;&quot;;[.E12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45" xlink:type="simple">400245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3.15 KB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7.44" calcext:value-type="float">
            <text:p>37.44</text:p>
          </table:table-cell>
          <table:table-cell table:formula="of:=IF([.E126]=25;&quot;&quot;;[.E126]-25)" office:value-type="float" office:value="12.44" calcext:value-type="float">
            <text:p>12.4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44" xlink:type="simple">400244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942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27]=25;&quot;&quot;;[.E12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43" xlink:type="simple">400243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1.66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.64" calcext:value-type="float">
            <text:p>25.64</text:p>
          </table:table-cell>
          <table:table-cell table:formula="of:=IF([.E128]=25;&quot;&quot;;[.E128]-25)" office:value-type="float" office:value="0.640000000000001" calcext:value-type="float">
            <text:p>0.64000000000000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42" xlink:type="simple">400242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1.04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29]=25;&quot;&quot;;[.E12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41" xlink:type="simple">400241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789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30]=25;&quot;&quot;;[.E130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40" xlink:type="simple">400240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1.1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.05" calcext:value-type="float">
            <text:p>25.05</text:p>
          </table:table-cell>
          <table:table-cell table:formula="of:=IF([.E131]=25;&quot;&quot;;[.E131]-25)" office:value-type="float" office:value="0.0500000000000007" calcext:value-type="float">
            <text:p>0.05000000000000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39" xlink:type="simple">400239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72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32]=25;&quot;&quot;;[.E13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38" xlink:type="simple">400238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3.43 KB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5.74" calcext:value-type="float">
            <text:p>35.74</text:p>
          </table:table-cell>
          <table:table-cell table:formula="of:=IF([.E133]=25;&quot;&quot;;[.E133]-25)" office:value-type="float" office:value="10.74" calcext:value-type="float">
            <text:p>10.7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37" xlink:type="simple">400237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976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34]=25;&quot;&quot;;[.E13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36" xlink:type="simple">400236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80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35]=25;&quot;&quot;;[.E13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35" xlink:type="simple">400235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3 KB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.09" calcext:value-type="float">
            <text:p>25.09</text:p>
          </table:table-cell>
          <table:table-cell table:formula="of:=IF([.E136]=25;&quot;&quot;;[.E136]-25)" office:value-type="float" office:value="0.0899999999999999" calcext:value-type="float">
            <text:p>0.0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34" xlink:type="simple">400234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1.07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37]=25;&quot;&quot;;[.E13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33" xlink:type="simple">400233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.37 KB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70.86" calcext:value-type="float">
            <text:p>570.86</text:p>
          </table:table-cell>
          <table:table-cell table:formula="of:=IF([.E138]=25;&quot;&quot;;[.E138]-25)" office:value-type="float" office:value="545.86" calcext:value-type="float">
            <text:p>545.8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32" xlink:type="simple">400232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949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39]=25;&quot;&quot;;[.E13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31" xlink:type="simple">400231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1.54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3.56" calcext:value-type="float">
            <text:p>43.56</text:p>
          </table:table-cell>
          <table:table-cell table:formula="of:=IF([.E140]=25;&quot;&quot;;[.E140]-25)" office:value-type="float" office:value="18.56" calcext:value-type="float">
            <text:p>1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30" xlink:type="simple">400230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2.72 KB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6.05" calcext:value-type="float">
            <text:p>96.05</text:p>
          </table:table-cell>
          <table:table-cell table:formula="of:=IF([.E141]=25;&quot;&quot;;[.E141]-25)" office:value-type="float" office:value="71.05" calcext:value-type="float">
            <text:p>71.0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29" xlink:type="simple">400229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3.47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83.44" calcext:value-type="float">
            <text:p>283.44</text:p>
          </table:table-cell>
          <table:table-cell table:formula="of:=IF([.E142]=25;&quot;&quot;;[.E142]-25)" office:value-type="float" office:value="258.44" calcext:value-type="float">
            <text:p>258.4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28" xlink:type="simple">400228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47.39 KB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132.55" calcext:value-type="float">
            <text:p>1132.55</text:p>
          </table:table-cell>
          <table:table-cell table:formula="of:=IF([.E143]=25;&quot;&quot;;[.E143]-25)" office:value-type="float" office:value="1107.55" calcext:value-type="float">
            <text:p>1107.5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27" xlink:type="simple">400227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8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44]=25;&quot;&quot;;[.E14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26" xlink:type="simple">400226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2.3 K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25.07" calcext:value-type="float">
            <text:p>225.07</text:p>
          </table:table-cell>
          <table:table-cell table:formula="of:=IF([.E145]=25;&quot;&quot;;[.E145]-25)" office:value-type="float" office:value="200.07" calcext:value-type="float">
            <text:p>200.0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25" xlink:type="simple">400225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1.04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46]=25;&quot;&quot;;[.E146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24" xlink:type="simple">400224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1.05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47]=25;&quot;&quot;;[.E14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23" xlink:type="simple">400223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2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48]=25;&quot;&quot;;[.E148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22" xlink:type="simple">400222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976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49]=25;&quot;&quot;;[.E14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21" xlink:type="simple">400221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1.63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075" calcext:value-type="float">
            <text:p>4075</text:p>
          </table:table-cell>
          <table:table-cell table:formula="of:=IF([.E150]=25;&quot;&quot;;[.E150]-25)" office:value-type="float" office:value="4050" calcext:value-type="float">
            <text:p>405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20" xlink:type="simple">400220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2.05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6.07" calcext:value-type="float">
            <text:p>86.07</text:p>
          </table:table-cell>
          <table:table-cell table:formula="of:=IF([.E151]=25;&quot;&quot;;[.E151]-25)" office:value-type="float" office:value="61.07" calcext:value-type="float">
            <text:p>61.0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19" xlink:type="simple">400219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1.07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52]=25;&quot;&quot;;[.E15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18" xlink:type="simple">400218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14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53]=25;&quot;&quot;;[.E15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17" xlink:type="simple">400217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1.56 KB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1.34" calcext:value-type="float">
            <text:p>81.34</text:p>
          </table:table-cell>
          <table:table-cell table:formula="of:=IF([.E154]=25;&quot;&quot;;[.E154]-25)" office:value-type="float" office:value="56.34" calcext:value-type="float">
            <text:p>56.3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16" xlink:type="simple">400216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942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55]=25;&quot;&quot;;[.E15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15" xlink:type="simple">400215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8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56]=25;&quot;&quot;;[.E156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14" xlink:type="simple">400214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910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57]=25;&quot;&quot;;[.E15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13" xlink:type="simple">400213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910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58]=25;&quot;&quot;;[.E158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12" xlink:type="simple">400212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1.52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85.01" calcext:value-type="float">
            <text:p>585.01</text:p>
          </table:table-cell>
          <table:table-cell table:formula="of:=IF([.E159]=25;&quot;&quot;;[.E159]-25)" office:value-type="float" office:value="560.01" calcext:value-type="float">
            <text:p>560.0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11" xlink:type="simple">400211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922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60]=25;&quot;&quot;;[.E160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10" xlink:type="simple">400210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1.02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61]=25;&quot;&quot;;[.E16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09" xlink:type="simple">400209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2.15 K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9.6" calcext:value-type="float">
            <text:p>39.6</text:p>
          </table:table-cell>
          <table:table-cell table:formula="of:=IF([.E162]=25;&quot;&quot;;[.E162]-25)" office:value-type="float" office:value="14.6" calcext:value-type="float">
            <text:p>14.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08" xlink:type="simple">400208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5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63]=25;&quot;&quot;;[.E16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07" xlink:type="simple">400207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2.17 K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56.24" calcext:value-type="float">
            <text:p>856.24</text:p>
          </table:table-cell>
          <table:table-cell table:formula="of:=IF([.E164]=25;&quot;&quot;;[.E164]-25)" office:value-type="float" office:value="831.24" calcext:value-type="float">
            <text:p>831.2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06" xlink:type="simple">400206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69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65]=25;&quot;&quot;;[.E16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05" xlink:type="simple">400205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21.63 KB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5.18" calcext:value-type="float">
            <text:p>75.18</text:p>
          </table:table-cell>
          <table:table-cell table:formula="of:=IF([.E166]=25;&quot;&quot;;[.E166]-25)" office:value-type="float" office:value="50.18" calcext:value-type="float">
            <text:p>50.1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04" xlink:type="simple">400204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13.84 KB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63" calcext:value-type="float">
            <text:p>63</text:p>
          </table:table-cell>
          <table:table-cell table:formula="of:=IF([.E167]=25;&quot;&quot;;[.E167]-25)"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03" xlink:type="simple">400203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1.42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0.15" calcext:value-type="float">
            <text:p>30.15</text:p>
          </table:table-cell>
          <table:table-cell table:formula="of:=IF([.E168]=25;&quot;&quot;;[.E168]-25)" office:value-type="float" office:value="5.15" calcext:value-type="float">
            <text:p>5.1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02" xlink:type="simple">400202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932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69]=25;&quot;&quot;;[.E16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01" xlink:type="simple">400201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2.15 K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21.01" calcext:value-type="float">
            <text:p>121.01</text:p>
          </table:table-cell>
          <table:table-cell table:formula="of:=IF([.E170]=25;&quot;&quot;;[.E170]-25)" office:value-type="float" office:value="96.01" calcext:value-type="float">
            <text:p>96.0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00" xlink:type="simple">400200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97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71]=25;&quot;&quot;;[.E17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99" xlink:type="simple">400199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1.09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5.44" calcext:value-type="float">
            <text:p>35.44</text:p>
          </table:table-cell>
          <table:table-cell table:formula="of:=IF([.E172]=25;&quot;&quot;;[.E172]-25)" office:value-type="float" office:value="10.44" calcext:value-type="float">
            <text:p>10.4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98" xlink:type="simple">400198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1.77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.32" calcext:value-type="float">
            <text:p>25.32</text:p>
          </table:table-cell>
          <table:table-cell table:formula="of:=IF([.E173]=25;&quot;&quot;;[.E173]-25)" office:value-type="float" office:value="0.32" calcext:value-type="float">
            <text:p>0.3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97" xlink:type="simple">400197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757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74]=25;&quot;&quot;;[.E17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96" xlink:type="simple">400196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85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75]=25;&quot;&quot;;[.E17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95" xlink:type="simple">400195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870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76]=25;&quot;&quot;;[.E176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94" xlink:type="simple">400194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1.17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7.6" calcext:value-type="float">
            <text:p>37.6</text:p>
          </table:table-cell>
          <table:table-cell table:formula="of:=IF([.E177]=25;&quot;&quot;;[.E177]-25)" office:value-type="float" office:value="12.6" calcext:value-type="float">
            <text:p>12.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93" xlink:type="simple">400193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2.01 KB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2.16" calcext:value-type="float">
            <text:p>42.16</text:p>
          </table:table-cell>
          <table:table-cell table:formula="of:=IF([.E178]=25;&quot;&quot;;[.E178]-25)" office:value-type="float" office:value="17.16" calcext:value-type="float">
            <text:p>17.1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92" xlink:type="simple">400192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787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79]=25;&quot;&quot;;[.E17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91" xlink:type="simple">400191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789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80]=25;&quot;&quot;;[.E180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90" xlink:type="simple">400190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1.28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1" calcext:value-type="float">
            <text:p>61</text:p>
          </table:table-cell>
          <table:table-cell table:formula="of:=IF([.E181]=25;&quot;&quot;;[.E181]-25)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89" xlink:type="simple">400189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912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82]=25;&quot;&quot;;[.E18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88" xlink:type="simple">400188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1.36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.02" calcext:value-type="float">
            <text:p>25.02</text:p>
          </table:table-cell>
          <table:table-cell table:formula="of:=IF([.E183]=25;&quot;&quot;;[.E183]-25)" office:value-type="float" office:value="0.0199999999999996" calcext:value-type="float">
            <text:p>0.0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87" xlink:type="simple">400187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774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84]=25;&quot;&quot;;[.E18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86" xlink:type="simple">400186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2.78 KB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5.08" calcext:value-type="float">
            <text:p>25.08</text:p>
          </table:table-cell>
          <table:table-cell table:formula="of:=IF([.E185]=25;&quot;&quot;;[.E185]-25)" office:value-type="float" office:value="0.0799999999999983" calcext:value-type="float">
            <text:p>0.07999999999999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85" xlink:type="simple">400185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3.77 K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9.1" calcext:value-type="float">
            <text:p>49.1</text:p>
          </table:table-cell>
          <table:table-cell table:formula="of:=IF([.E186]=25;&quot;&quot;;[.E186]-25)" office:value-type="float" office:value="24.1" calcext:value-type="float">
            <text:p>24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84" xlink:type="simple">400184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23.17 KB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1399.46" calcext:value-type="float">
            <text:p>11399.46</text:p>
          </table:table-cell>
          <table:table-cell table:formula="of:=IF([.E187]=25;&quot;&quot;;[.E187]-25)" office:value-type="float" office:value="11374.46" calcext:value-type="float">
            <text:p>11374.4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83" xlink:type="simple">400183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1.07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88]=25;&quot;&quot;;[.E188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82" xlink:type="simple">400182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910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89]=25;&quot;&quot;;[.E18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81" xlink:type="simple">400181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789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90]=25;&quot;&quot;;[.E190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80" xlink:type="simple">400180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1.16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0.15" calcext:value-type="float">
            <text:p>30.15</text:p>
          </table:table-cell>
          <table:table-cell table:formula="of:=IF([.E191]=25;&quot;&quot;;[.E191]-25)" office:value-type="float" office:value="5.15" calcext:value-type="float">
            <text:p>5.1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79" xlink:type="simple">400179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1.91 K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9.19" calcext:value-type="float">
            <text:p>29.19</text:p>
          </table:table-cell>
          <table:table-cell table:formula="of:=IF([.E192]=25;&quot;&quot;;[.E192]-25)" office:value-type="float" office:value="4.19" calcext:value-type="float">
            <text:p>4.1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78" xlink:type="simple">400178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82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93]=25;&quot;&quot;;[.E19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77" xlink:type="simple">400177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787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94]=25;&quot;&quot;;[.E19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76" xlink:type="simple">400176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814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95]=25;&quot;&quot;;[.E19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75" xlink:type="simple">400175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969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96]=25;&quot;&quot;;[.E196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74" xlink:type="simple">400174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82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97]=25;&quot;&quot;;[.E19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73" xlink:type="simple">400173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1.43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1" calcext:value-type="float">
            <text:p>101</text:p>
          </table:table-cell>
          <table:table-cell table:formula="of:=IF([.E198]=25;&quot;&quot;;[.E198]-25)" office:value-type="float" office:value="76" calcext:value-type="float">
            <text:p>7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72" xlink:type="simple">400172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797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99]=25;&quot;&quot;;[.E19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71" xlink:type="simple">400171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1008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00]=25;&quot;&quot;;[.E200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70" xlink:type="simple">400170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5.98 KB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7.2" calcext:value-type="float">
            <text:p>47.2</text:p>
          </table:table-cell>
          <table:table-cell table:formula="of:=IF([.E201]=25;&quot;&quot;;[.E201]-25)" office:value-type="float" office:value="22.2" calcext:value-type="float">
            <text:p>22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69" xlink:type="simple">400169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927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02]=25;&quot;&quot;;[.E20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68" xlink:type="simple">400168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1.63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1.28" calcext:value-type="float">
            <text:p>31.28</text:p>
          </table:table-cell>
          <table:table-cell table:formula="of:=IF([.E203]=25;&quot;&quot;;[.E203]-25)" office:value-type="float" office:value="6.28" calcext:value-type="float">
            <text:p>6.2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67" xlink:type="simple">400167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85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04]=25;&quot;&quot;;[.E20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66" xlink:type="simple">400166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1.02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6.13" calcext:value-type="float">
            <text:p>36.13</text:p>
          </table:table-cell>
          <table:table-cell table:formula="of:=IF([.E205]=25;&quot;&quot;;[.E205]-25)" office:value-type="float" office:value="11.13" calcext:value-type="float">
            <text:p>11.1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65" xlink:type="simple">400165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90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06]=25;&quot;&quot;;[.E206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64" xlink:type="simple">400164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946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07]=25;&quot;&quot;;[.E20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63" xlink:type="simple">400163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627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08]=25;&quot;&quot;;[.E208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62" xlink:type="simple">400162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1.49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1.76" calcext:value-type="float">
            <text:p>31.76</text:p>
          </table:table-cell>
          <table:table-cell table:formula="of:=IF([.E209]=25;&quot;&quot;;[.E209]-25)" office:value-type="float" office:value="6.76" calcext:value-type="float">
            <text:p>6.7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61" xlink:type="simple">400161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789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10]=25;&quot;&quot;;[.E210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60" xlink:type="simple">400160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1.15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7.45" calcext:value-type="float">
            <text:p>27.45</text:p>
          </table:table-cell>
          <table:table-cell table:formula="of:=IF([.E211]=25;&quot;&quot;;[.E211]-25)" office:value-type="float" office:value="2.45" calcext:value-type="float">
            <text:p>2.4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59" xlink:type="simple">400159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849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12]=25;&quot;&quot;;[.E21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58" xlink:type="simple">400158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3.32 KB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1.2" calcext:value-type="float">
            <text:p>41.2</text:p>
          </table:table-cell>
          <table:table-cell table:formula="of:=IF([.E213]=25;&quot;&quot;;[.E213]-25)" office:value-type="float" office:value="16.2" calcext:value-type="float">
            <text:p>16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57" xlink:type="simple">400157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944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14]=25;&quot;&quot;;[.E21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56" xlink:type="simple">400156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910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15]=25;&quot;&quot;;[.E21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55" xlink:type="simple">400155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1.01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16]=25;&quot;&quot;;[.E216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54" xlink:type="simple">400154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814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17]=25;&quot;&quot;;[.E21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53" xlink:type="simple">400153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85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18]=25;&quot;&quot;;[.E218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52" xlink:type="simple">400152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43.1 KB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18.63" calcext:value-type="float">
            <text:p>318.63</text:p>
          </table:table-cell>
          <table:table-cell table:formula="of:=IF([.E219]=25;&quot;&quot;;[.E219]-25)" office:value-type="float" office:value="293.63" calcext:value-type="float">
            <text:p>293.6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51" xlink:type="simple">400151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1.67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9.65" calcext:value-type="float">
            <text:p>29.65</text:p>
          </table:table-cell>
          <table:table-cell table:formula="of:=IF([.E220]=25;&quot;&quot;;[.E220]-25)" office:value-type="float" office:value="4.65" calcext:value-type="float">
            <text:p>4.6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50" xlink:type="simple">400150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2.34 K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45.48" calcext:value-type="float">
            <text:p>345.48</text:p>
          </table:table-cell>
          <table:table-cell table:formula="of:=IF([.E221]=25;&quot;&quot;;[.E221]-25)" office:value-type="float" office:value="320.48" calcext:value-type="float">
            <text:p>320.4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49" xlink:type="simple">400149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20.29 KB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40.93" calcext:value-type="float">
            <text:p>240.93</text:p>
          </table:table-cell>
          <table:table-cell table:formula="of:=IF([.E222]=25;&quot;&quot;;[.E222]-25)" office:value-type="float" office:value="215.93" calcext:value-type="float">
            <text:p>215.9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48" xlink:type="simple">400148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1.04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23]=25;&quot;&quot;;[.E22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47" xlink:type="simple">400147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910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24]=25;&quot;&quot;;[.E22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46" xlink:type="simple">400146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814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25]=25;&quot;&quot;;[.E22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45" xlink:type="simple">400145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789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26]=25;&quot;&quot;;[.E226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44" xlink:type="simple">400144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100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27]=25;&quot;&quot;;[.E22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43" xlink:type="simple">400143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1.42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7.8" calcext:value-type="float">
            <text:p>27.8</text:p>
          </table:table-cell>
          <table:table-cell table:formula="of:=IF([.E228]=25;&quot;&quot;;[.E228]-25)" office:value-type="float" office:value="2.8" calcext:value-type="float">
            <text:p>2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42" xlink:type="simple">400142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89.12 KB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787.44" calcext:value-type="float">
            <text:p>1787.44</text:p>
          </table:table-cell>
          <table:table-cell table:formula="of:=IF([.E229]=25;&quot;&quot;;[.E229]-25)" office:value-type="float" office:value="1762.44" calcext:value-type="float">
            <text:p>1762.4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41" xlink:type="simple">400141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73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30]=25;&quot;&quot;;[.E230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40" xlink:type="simple">400140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969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31]=25;&quot;&quot;;[.E23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39" xlink:type="simple">400139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97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32]=25;&quot;&quot;;[.E23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38" xlink:type="simple">400138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85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33]=25;&quot;&quot;;[.E23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37" xlink:type="simple">400137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2.88 KB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1.6" calcext:value-type="float">
            <text:p>31.6</text:p>
          </table:table-cell>
          <table:table-cell table:formula="of:=IF([.E234]=25;&quot;&quot;;[.E234]-25)" office:value-type="float" office:value="6.6" calcext:value-type="float">
            <text:p>6.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36" xlink:type="simple">400136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94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35]=25;&quot;&quot;;[.E23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35" xlink:type="simple">400135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1.07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36]=25;&quot;&quot;;[.E236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34" xlink:type="simple">400134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54.35 KB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9.6" calcext:value-type="float">
            <text:p>29.6</text:p>
          </table:table-cell>
          <table:table-cell table:formula="of:=IF([.E237]=25;&quot;&quot;;[.E237]-25)" office:value-type="float" office:value="4.6" calcext:value-type="float">
            <text:p>4.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33" xlink:type="simple">400133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806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38]=25;&quot;&quot;;[.E238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32" xlink:type="simple">400132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53.72 KB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.76" calcext:value-type="float">
            <text:p>30.76</text:p>
          </table:table-cell>
          <table:table-cell table:formula="of:=IF([.E239]=25;&quot;&quot;;[.E239]-25)" office:value-type="float" office:value="5.76" calcext:value-type="float">
            <text:p>5.7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31" xlink:type="simple">400131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1.56 K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8.17" calcext:value-type="float">
            <text:p>38.17</text:p>
          </table:table-cell>
          <table:table-cell table:formula="of:=IF([.E240]=25;&quot;&quot;;[.E240]-25)" office:value-type="float" office:value="13.17" calcext:value-type="float">
            <text:p>13.1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30" xlink:type="simple">400130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82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41]=25;&quot;&quot;;[.E24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29" xlink:type="simple">400129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100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42]=25;&quot;&quot;;[.E24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28" xlink:type="simple">400128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789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43]=25;&quot;&quot;;[.E24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27" xlink:type="simple">400127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76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44]=25;&quot;&quot;;[.E24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26" xlink:type="simple">400126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85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45]=25;&quot;&quot;;[.E24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25" xlink:type="simple">400125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82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46]=25;&quot;&quot;;[.E246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24" xlink:type="simple">400124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4.82 KB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40.33" calcext:value-type="float">
            <text:p>140.33</text:p>
          </table:table-cell>
          <table:table-cell table:formula="of:=IF([.E247]=25;&quot;&quot;;[.E247]-25)" office:value-type="float" office:value="115.33" calcext:value-type="float">
            <text:p>115.3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23" xlink:type="simple">400123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1.93 KB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7.75" calcext:value-type="float">
            <text:p>27.75</text:p>
          </table:table-cell>
          <table:table-cell table:formula="of:=IF([.E248]=25;&quot;&quot;;[.E248]-25)" office:value-type="float" office:value="2.75" calcext:value-type="float">
            <text:p>2.7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22" xlink:type="simple">400122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1.09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.06" calcext:value-type="float">
            <text:p>25.06</text:p>
          </table:table-cell>
          <table:table-cell table:formula="of:=IF([.E249]=25;&quot;&quot;;[.E249]-25)" office:value-type="float" office:value="0.0599999999999987" calcext:value-type="float">
            <text:p>0.05999999999999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21" xlink:type="simple">400121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8.88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8.61" calcext:value-type="float">
            <text:p>58.61</text:p>
          </table:table-cell>
          <table:table-cell table:formula="of:=IF([.E250]=25;&quot;&quot;;[.E250]-25)" office:value-type="float" office:value="33.61" calcext:value-type="float">
            <text:p>33.6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20" xlink:type="simple">400120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90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51]=25;&quot;&quot;;[.E25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19" xlink:type="simple">400119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53.82 KB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3.32" calcext:value-type="float">
            <text:p>33.32</text:p>
          </table:table-cell>
          <table:table-cell table:formula="of:=IF([.E252]=25;&quot;&quot;;[.E252]-25)" office:value-type="float" office:value="8.32" calcext:value-type="float">
            <text:p>8.3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18" xlink:type="simple">400118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980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53]=25;&quot;&quot;;[.E25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17" xlink:type="simple">400117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1.08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0.42" calcext:value-type="float">
            <text:p>40.42</text:p>
          </table:table-cell>
          <table:table-cell table:formula="of:=IF([.E254]=25;&quot;&quot;;[.E254]-25)" office:value-type="float" office:value="15.42" calcext:value-type="float">
            <text:p>15.4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16" xlink:type="simple">400116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97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55]=25;&quot;&quot;;[.E25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15" xlink:type="simple">400115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1.56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3.05" calcext:value-type="float">
            <text:p>33.05</text:p>
          </table:table-cell>
          <table:table-cell table:formula="of:=IF([.E256]=25;&quot;&quot;;[.E256]-25)" office:value-type="float" office:value="8.05" calcext:value-type="float">
            <text:p>8.0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14" xlink:type="simple">400114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3.03 KB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40.82" calcext:value-type="float">
            <text:p>240.82</text:p>
          </table:table-cell>
          <table:table-cell table:formula="of:=IF([.E257]=25;&quot;&quot;;[.E257]-25)" office:value-type="float" office:value="215.82" calcext:value-type="float">
            <text:p>215.8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13" xlink:type="simple">400113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1.37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8.75" calcext:value-type="float">
            <text:p>28.75</text:p>
          </table:table-cell>
          <table:table-cell table:formula="of:=IF([.E258]=25;&quot;&quot;;[.E258]-25)" office:value-type="float" office:value="3.75" calcext:value-type="float">
            <text:p>3.7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12" xlink:type="simple">400112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1.49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0.9" calcext:value-type="float">
            <text:p>50.9</text:p>
          </table:table-cell>
          <table:table-cell table:formula="of:=IF([.E259]=25;&quot;&quot;;[.E259]-25)" office:value-type="float" office:value="25.9" calcext:value-type="float">
            <text:p>25.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11" xlink:type="simple">400111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85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60]=25;&quot;&quot;;[.E260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10" xlink:type="simple">400110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85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61]=25;&quot;&quot;;[.E26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09" xlink:type="simple">400109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82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62]=25;&quot;&quot;;[.E26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08" xlink:type="simple">400108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2.47 KB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0.76" calcext:value-type="float">
            <text:p>70.76</text:p>
          </table:table-cell>
          <table:table-cell table:formula="of:=IF([.E263]=25;&quot;&quot;;[.E263]-25)" office:value-type="float" office:value="45.76" calcext:value-type="float">
            <text:p>45.7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07" xlink:type="simple">400107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53.85 KB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8.18" calcext:value-type="float">
            <text:p>38.18</text:p>
          </table:table-cell>
          <table:table-cell table:formula="of:=IF([.E264]=25;&quot;&quot;;[.E264]-25)" office:value-type="float" office:value="13.18" calcext:value-type="float">
            <text:p>13.1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06" xlink:type="simple">400106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878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65]=25;&quot;&quot;;[.E26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05" xlink:type="simple">400105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82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66]=25;&quot;&quot;;[.E266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04" xlink:type="simple">400104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912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67]=25;&quot;&quot;;[.E26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03" xlink:type="simple">400103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3.05 KB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3.86" calcext:value-type="float">
            <text:p>83.86</text:p>
          </table:table-cell>
          <table:table-cell table:formula="of:=IF([.E268]=25;&quot;&quot;;[.E268]-25)" office:value-type="float" office:value="58.86" calcext:value-type="float">
            <text:p>58.8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02" xlink:type="simple">400102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976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69]=25;&quot;&quot;;[.E26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01" xlink:type="simple">400101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2.52 K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1.85" calcext:value-type="float">
            <text:p>41.85</text:p>
          </table:table-cell>
          <table:table-cell table:formula="of:=IF([.E270]=25;&quot;&quot;;[.E270]-25)" office:value-type="float" office:value="16.85" calcext:value-type="float">
            <text:p>16.8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00" xlink:type="simple">400100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878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71]=25;&quot;&quot;;[.E27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99" xlink:type="simple">400099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757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72]=25;&quot;&quot;;[.E27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98" xlink:type="simple">400098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910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73]=25;&quot;&quot;;[.E27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97" xlink:type="simple">400097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944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74]=25;&quot;&quot;;[.E27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96" xlink:type="simple">400096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782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75]=25;&quot;&quot;;[.E27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95" xlink:type="simple">400095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82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76]=25;&quot;&quot;;[.E276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94" xlink:type="simple">400094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85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77]=25;&quot;&quot;;[.E27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93" xlink:type="simple">400093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3.11 KB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9.3" calcext:value-type="float">
            <text:p>129.3</text:p>
          </table:table-cell>
          <table:table-cell table:formula="of:=IF([.E278]=25;&quot;&quot;;[.E278]-25)" office:value-type="float" office:value="104.3" calcext:value-type="float">
            <text:p>104.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92" xlink:type="simple">400092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88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79]=25;&quot;&quot;;[.E27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91" xlink:type="simple">400091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1.83 KB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1.62" calcext:value-type="float">
            <text:p>71.62</text:p>
          </table:table-cell>
          <table:table-cell table:formula="of:=IF([.E280]=25;&quot;&quot;;[.E280]-25)" office:value-type="float" office:value="46.62" calcext:value-type="float">
            <text:p>46.6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90" xlink:type="simple">400090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1.36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6.26" calcext:value-type="float">
            <text:p>26.26</text:p>
          </table:table-cell>
          <table:table-cell table:formula="of:=IF([.E281]=25;&quot;&quot;;[.E281]-25)" office:value-type="float" office:value="1.26" calcext:value-type="float">
            <text:p>1.2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89" xlink:type="simple">400089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3.47 KB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7.08" calcext:value-type="float">
            <text:p>37.08</text:p>
          </table:table-cell>
          <table:table-cell table:formula="of:=IF([.E282]=25;&quot;&quot;;[.E282]-25)" office:value-type="float" office:value="12.08" calcext:value-type="float">
            <text:p>12.0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88" xlink:type="simple">400088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846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83]=25;&quot;&quot;;[.E28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87" xlink:type="simple">400087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85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84]=25;&quot;&quot;;[.E28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86" xlink:type="simple">400086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1016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85]=25;&quot;&quot;;[.E28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85" xlink:type="simple">400085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944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86]=25;&quot;&quot;;[.E286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84" xlink:type="simple">400084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910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87]=25;&quot;&quot;;[.E28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83" xlink:type="simple">400083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1.1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88]=25;&quot;&quot;;[.E288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82" xlink:type="simple">400082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1008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89]=25;&quot;&quot;;[.E28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81" xlink:type="simple">400081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1.5 K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5.02" calcext:value-type="float">
            <text:p>25.02</text:p>
          </table:table-cell>
          <table:table-cell table:formula="of:=IF([.E290]=25;&quot;&quot;;[.E290]-25)" office:value-type="float" office:value="0.0199999999999996" calcext:value-type="float">
            <text:p>0.0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80" xlink:type="simple">400080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948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91]=25;&quot;&quot;;[.E29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79" xlink:type="simple">400079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974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92]=25;&quot;&quot;;[.E29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78" xlink:type="simple">400078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88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93]=25;&quot;&quot;;[.E29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77" xlink:type="simple">400077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870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94]=25;&quot;&quot;;[.E29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76" xlink:type="simple">400076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85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95]=25;&quot;&quot;;[.E29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75" xlink:type="simple">400075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1.11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96]=25;&quot;&quot;;[.E296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74" xlink:type="simple">400074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878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97]=25;&quot;&quot;;[.E29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73" xlink:type="simple">400073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27.45 KB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1491.01" calcext:value-type="float">
            <text:p>11491.01</text:p>
          </table:table-cell>
          <table:table-cell table:formula="of:=IF([.E298]=25;&quot;&quot;;[.E298]-25)" office:value-type="float" office:value="11466.01" calcext:value-type="float">
            <text:p>11466.0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72" xlink:type="simple">400072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1.69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7.89" calcext:value-type="float">
            <text:p>27.89</text:p>
          </table:table-cell>
          <table:table-cell table:formula="of:=IF([.E299]=25;&quot;&quot;;[.E299]-25)" office:value-type="float" office:value="2.89" calcext:value-type="float">
            <text:p>2.8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71" xlink:type="simple">400071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3.69 KB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737.56" calcext:value-type="float">
            <text:p>1737.56</text:p>
          </table:table-cell>
          <table:table-cell table:formula="of:=IF([.E300]=25;&quot;&quot;;[.E300]-25)" office:value-type="float" office:value="1712.56" calcext:value-type="float">
            <text:p>1712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70" xlink:type="simple">400070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757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01]=25;&quot;&quot;;[.E30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69" xlink:type="simple">400069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976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02]=25;&quot;&quot;;[.E30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68" xlink:type="simple">400068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3.75 KB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5.39" calcext:value-type="float">
            <text:p>25.39</text:p>
          </table:table-cell>
          <table:table-cell table:formula="of:=IF([.E303]=25;&quot;&quot;;[.E303]-25)" office:value-type="float" office:value="0.390000000000001" calcext:value-type="float">
            <text:p>0.39000000000000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67" xlink:type="simple">400067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910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04]=25;&quot;&quot;;[.E30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66" xlink:type="simple">400066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85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05]=25;&quot;&quot;;[.E30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65" xlink:type="simple">400065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846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06]=25;&quot;&quot;;[.E306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64" xlink:type="simple">400064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82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07]=25;&quot;&quot;;[.E30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63" xlink:type="simple">400063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2.96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3.31" calcext:value-type="float">
            <text:p>53.31</text:p>
          </table:table-cell>
          <table:table-cell table:formula="of:=IF([.E308]=25;&quot;&quot;;[.E308]-25)" office:value-type="float" office:value="28.31" calcext:value-type="float">
            <text:p>28.3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62" xlink:type="simple">400062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85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09]=25;&quot;&quot;;[.E30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61" xlink:type="simple">400061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910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10]=25;&quot;&quot;;[.E310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60" xlink:type="simple">400060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88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11]=25;&quot;&quot;;[.E31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59" xlink:type="simple">400059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88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12]=25;&quot;&quot;;[.E31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58" xlink:type="simple">400058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88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13]=25;&quot;&quot;;[.E31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57" xlink:type="simple">400057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1.35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.07" calcext:value-type="float">
            <text:p>25.07</text:p>
          </table:table-cell>
          <table:table-cell table:formula="of:=IF([.E314]=25;&quot;&quot;;[.E314]-25)" office:value-type="float" office:value="0.0700000000000003" calcext:value-type="float">
            <text:p>0.0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56" xlink:type="simple">400056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1.11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15]=25;&quot;&quot;;[.E31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55" xlink:type="simple">400055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3.08 KB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43.48" calcext:value-type="float">
            <text:p>1043.48</text:p>
          </table:table-cell>
          <table:table-cell table:formula="of:=IF([.E316]=25;&quot;&quot;;[.E316]-25)" office:value-type="float" office:value="1018.48" calcext:value-type="float">
            <text:p>1018.4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54" xlink:type="simple">400054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2.86 K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02.67" calcext:value-type="float">
            <text:p>902.67</text:p>
          </table:table-cell>
          <table:table-cell table:formula="of:=IF([.E317]=25;&quot;&quot;;[.E317]-25)" office:value-type="float" office:value="877.67" calcext:value-type="float">
            <text:p>877.6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53" xlink:type="simple">400053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980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18]=25;&quot;&quot;;[.E318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52" xlink:type="simple">400052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1.08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93.56" calcext:value-type="float">
            <text:p>293.56</text:p>
          </table:table-cell>
          <table:table-cell table:formula="of:=IF([.E319]=25;&quot;&quot;;[.E319]-25)" office:value-type="float" office:value="268.56" calcext:value-type="float">
            <text:p>26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51" xlink:type="simple">400051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1.97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5.01" calcext:value-type="float">
            <text:p>75.01</text:p>
          </table:table-cell>
          <table:table-cell table:formula="of:=IF([.E320]=25;&quot;&quot;;[.E320]-25)" office:value-type="float" office:value="50.01" calcext:value-type="float">
            <text:p>50.0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50" xlink:type="simple">400050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60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21]=25;&quot;&quot;;[.E32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49" xlink:type="simple">400049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1.46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9.96" calcext:value-type="float">
            <text:p>29.96</text:p>
          </table:table-cell>
          <table:table-cell table:formula="of:=IF([.E322]=25;&quot;&quot;;[.E322]-25)" office:value-type="float" office:value="4.96" calcext:value-type="float">
            <text:p>4.9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48" xlink:type="simple">400048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1.01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23]=25;&quot;&quot;;[.E32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47" xlink:type="simple">400047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944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24]=25;&quot;&quot;;[.E32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46" xlink:type="simple">400046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82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25]=25;&quot;&quot;;[.E32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45" xlink:type="simple">400045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1.04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26]=25;&quot;&quot;;[.E326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44" xlink:type="simple">400044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817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27]=25;&quot;&quot;;[.E32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43" xlink:type="simple">400043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910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28]=25;&quot;&quot;;[.E328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42" xlink:type="simple">400042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814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29]=25;&quot;&quot;;[.E32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41" xlink:type="simple">400041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772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30]=25;&quot;&quot;;[.E330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40" xlink:type="simple">400040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1.4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57.78" calcext:value-type="float">
            <text:p>357.78</text:p>
          </table:table-cell>
          <table:table-cell table:formula="of:=IF([.E331]=25;&quot;&quot;;[.E331]-25)" office:value-type="float" office:value="332.78" calcext:value-type="float">
            <text:p>332.7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39" xlink:type="simple">400039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85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32]=25;&quot;&quot;;[.E33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38" xlink:type="simple">400038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819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33]=25;&quot;&quot;;[.E33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37" xlink:type="simple">400037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1.28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.07" calcext:value-type="float">
            <text:p>25.07</text:p>
          </table:table-cell>
          <table:table-cell table:formula="of:=IF([.E334]=25;&quot;&quot;;[.E334]-25)" office:value-type="float" office:value="0.0700000000000003" calcext:value-type="float">
            <text:p>0.0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36" xlink:type="simple">400036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789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35]=25;&quot;&quot;;[.E33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35" xlink:type="simple">400035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82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36]=25;&quot;&quot;;[.E336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34" xlink:type="simple">400034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942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37]=25;&quot;&quot;;[.E33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33" xlink:type="simple">400033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1.05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0.34" calcext:value-type="float">
            <text:p>70.34</text:p>
          </table:table-cell>
          <table:table-cell table:formula="of:=IF([.E338]=25;&quot;&quot;;[.E338]-25)" office:value-type="float" office:value="45.34" calcext:value-type="float">
            <text:p>45.3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32" xlink:type="simple">400032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1.85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6.95" calcext:value-type="float">
            <text:p>26.95</text:p>
          </table:table-cell>
          <table:table-cell table:formula="of:=IF([.E339]=25;&quot;&quot;;[.E339]-25)" office:value-type="float" office:value="1.95" calcext:value-type="float">
            <text:p>1.9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31" xlink:type="simple">400031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878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40]=25;&quot;&quot;;[.E340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30" xlink:type="simple">400030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789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41]=25;&quot;&quot;;[.E34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29" xlink:type="simple">400029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82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42]=25;&quot;&quot;;[.E34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28" xlink:type="simple">400028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91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43]=25;&quot;&quot;;[.E34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27" xlink:type="simple">400027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789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44]=25;&quot;&quot;;[.E34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26" xlink:type="simple">400026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82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45]=25;&quot;&quot;;[.E34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25" xlink:type="simple">400025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1.28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.11" calcext:value-type="float">
            <text:p>25.11</text:p>
          </table:table-cell>
          <table:table-cell table:formula="of:=IF([.E346]=25;&quot;&quot;;[.E346]-25)" office:value-type="float" office:value="0.109999999999999" calcext:value-type="float">
            <text:p>0.10999999999999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24" xlink:type="simple">400024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1.73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40.36" calcext:value-type="float">
            <text:p>240.36</text:p>
          </table:table-cell>
          <table:table-cell table:formula="of:=IF([.E347]=25;&quot;&quot;;[.E347]-25)" office:value-type="float" office:value="215.36" calcext:value-type="float">
            <text:p>215.3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23" xlink:type="simple">400023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82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48]=25;&quot;&quot;;[.E348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22" xlink:type="simple">400022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976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49]=25;&quot;&quot;;[.E34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21" xlink:type="simple">400021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1.04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50]=25;&quot;&quot;;[.E350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20" xlink:type="simple">400020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912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51]=25;&quot;&quot;;[.E35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19" xlink:type="simple">400019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846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52]=25;&quot;&quot;;[.E35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18" xlink:type="simple">400018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942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53]=25;&quot;&quot;;[.E35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17" xlink:type="simple">400017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942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54]=25;&quot;&quot;;[.E35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16" xlink:type="simple">400016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757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55]=25;&quot;&quot;;[.E35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15" xlink:type="simple">400015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910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56]=25;&quot;&quot;;[.E356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14" xlink:type="simple">400014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880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57]=25;&quot;&quot;;[.E35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13" xlink:type="simple">400013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789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58]=25;&quot;&quot;;[.E358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12" xlink:type="simple">400012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69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59]=25;&quot;&quot;;[.E35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11" xlink:type="simple">400011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814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60]=25;&quot;&quot;;[.E360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10" xlink:type="simple">400010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1.01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61]=25;&quot;&quot;;[.E36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09" xlink:type="simple">400009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82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62]=25;&quot;&quot;;[.E36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08" xlink:type="simple">400008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6.06 KB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60.88" calcext:value-type="float">
            <text:p>460.88</text:p>
          </table:table-cell>
          <table:table-cell table:formula="of:=IF([.E363]=25;&quot;&quot;;[.E363]-25)" office:value-type="float" office:value="435.88" calcext:value-type="float">
            <text:p>435.8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07" xlink:type="simple">400007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1.07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64]=25;&quot;&quot;;[.E36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06" xlink:type="simple">400006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25.07 KB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39.05" calcext:value-type="float">
            <text:p>339.05</text:p>
          </table:table-cell>
          <table:table-cell table:formula="of:=IF([.E365]=25;&quot;&quot;;[.E365]-25)" office:value-type="float" office:value="314.05" calcext:value-type="float">
            <text:p>314.0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05" xlink:type="simple">400005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1.01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66]=25;&quot;&quot;;[.E366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04" xlink:type="simple">400004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4.46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2.04" calcext:value-type="float">
            <text:p>42.04</text:p>
          </table:table-cell>
          <table:table-cell table:formula="of:=IF([.E367]=25;&quot;&quot;;[.E367]-25)" office:value-type="float" office:value="17.04" calcext:value-type="float">
            <text:p>17.0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03" xlink:type="simple">400003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819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68]=25;&quot;&quot;;[.E368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02" xlink:type="simple">400002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948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69]=25;&quot;&quot;;[.E36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01" xlink:type="simple">400001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52.71 KB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37.5" calcext:value-type="float">
            <text:p>1037.5</text:p>
          </table:table-cell>
          <table:table-cell table:formula="of:=IF([.E370]=25;&quot;&quot;;[.E370]-25)" office:value-type="float" office:value="1012.5" calcext:value-type="float">
            <text:p>1012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00" xlink:type="simple">400000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12.89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1.09" calcext:value-type="float">
            <text:p>121.09</text:p>
          </table:table-cell>
          <table:table-cell table:formula="of:=IF([.E371]=25;&quot;&quot;;[.E371]-25)" office:value-type="float" office:value="96.09" calcext:value-type="float">
            <text:p>96.0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99" xlink:type="simple">399999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23.75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15.95" calcext:value-type="float">
            <text:p>515.95</text:p>
          </table:table-cell>
          <table:table-cell table:formula="of:=IF([.E372]=25;&quot;&quot;;[.E372]-25)" office:value-type="float" office:value="490.95" calcext:value-type="float">
            <text:p>490.9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98" xlink:type="simple">399998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85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73]=25;&quot;&quot;;[.E37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97" xlink:type="simple">399997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1.01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74]=25;&quot;&quot;;[.E37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96" xlink:type="simple">399996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100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75]=25;&quot;&quot;;[.E37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95" xlink:type="simple">399995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1.49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4.78" calcext:value-type="float">
            <text:p>34.78</text:p>
          </table:table-cell>
          <table:table-cell table:formula="of:=IF([.E376]=25;&quot;&quot;;[.E376]-25)" office:value-type="float" office:value="9.78" calcext:value-type="float">
            <text:p>9.7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94" xlink:type="simple">399994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85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77]=25;&quot;&quot;;[.E37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93" xlink:type="simple">399993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848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78]=25;&quot;&quot;;[.E378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92" xlink:type="simple">399992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82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79]=25;&quot;&quot;;[.E37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91" xlink:type="simple">399991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82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80]=25;&quot;&quot;;[.E380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90" xlink:type="simple">399990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82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81]=25;&quot;&quot;;[.E38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89" xlink:type="simple">399989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1.04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82]=25;&quot;&quot;;[.E38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88" xlink:type="simple">399988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942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83]=25;&quot;&quot;;[.E38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87" xlink:type="simple">399987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82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84]=25;&quot;&quot;;[.E38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86" xlink:type="simple">399986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789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85]=25;&quot;&quot;;[.E38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85" xlink:type="simple">399985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927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86]=25;&quot;&quot;;[.E386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84" xlink:type="simple">399984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932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87]=25;&quot;&quot;;[.E38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83" xlink:type="simple">399983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976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88]=25;&quot;&quot;;[.E388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82" xlink:type="simple">399982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834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89]=25;&quot;&quot;;[.E38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81" xlink:type="simple">399981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85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90]=25;&quot;&quot;;[.E390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80" xlink:type="simple">399980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870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91]=25;&quot;&quot;;[.E39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79" xlink:type="simple">399979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944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92]=25;&quot;&quot;;[.E39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78" xlink:type="simple">399978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82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93]=25;&quot;&quot;;[.E39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77" xlink:type="simple">399977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82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94]=25;&quot;&quot;;[.E39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76" xlink:type="simple">399976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88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95]=25;&quot;&quot;;[.E39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75" xlink:type="simple">399975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88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96]=25;&quot;&quot;;[.E396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74" xlink:type="simple">399974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910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97]=25;&quot;&quot;;[.E39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73" xlink:type="simple">399973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4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.24" calcext:value-type="float">
            <text:p>25.24</text:p>
          </table:table-cell>
          <table:table-cell table:formula="of:=IF([.E398]=25;&quot;&quot;;[.E398]-25)" office:value-type="float" office:value="0.239999999999998" calcext:value-type="float">
            <text:p>0.23999999999999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72" xlink:type="simple">399972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1.4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5.98" calcext:value-type="float">
            <text:p>35.98</text:p>
          </table:table-cell>
          <table:table-cell table:formula="of:=IF([.E399]=25;&quot;&quot;;[.E399]-25)" office:value-type="float" office:value="10.98" calcext:value-type="float">
            <text:p>10.9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71" xlink:type="simple">399971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789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00]=25;&quot;&quot;;[.E400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70" xlink:type="simple">399970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757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01]=25;&quot;&quot;;[.E40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69" xlink:type="simple">399969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1.2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5.43" calcext:value-type="float">
            <text:p>55.43</text:p>
          </table:table-cell>
          <table:table-cell table:formula="of:=IF([.E402]=25;&quot;&quot;;[.E402]-25)" office:value-type="float" office:value="30.43" calcext:value-type="float">
            <text:p>30.4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68" xlink:type="simple">399968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1009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03]=25;&quot;&quot;;[.E40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67" xlink:type="simple">399967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1008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04]=25;&quot;&quot;;[.E40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66" xlink:type="simple">399966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82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05]=25;&quot;&quot;;[.E40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65" xlink:type="simple">399965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82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06]=25;&quot;&quot;;[.E406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64" xlink:type="simple">399964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1008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07]=25;&quot;&quot;;[.E40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63" xlink:type="simple">399963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1.11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.04" calcext:value-type="float">
            <text:p>25.04</text:p>
          </table:table-cell>
          <table:table-cell table:formula="of:=IF([.E408]=25;&quot;&quot;;[.E408]-25)" office:value-type="float" office:value="0.0399999999999991" calcext:value-type="float">
            <text:p>0.03999999999999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62" xlink:type="simple">399962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1.5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0.17" calcext:value-type="float">
            <text:p>30.17</text:p>
          </table:table-cell>
          <table:table-cell table:formula="of:=IF([.E409]=25;&quot;&quot;;[.E409]-25)" office:value-type="float" office:value="5.17" calcext:value-type="float">
            <text:p>5.1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61" xlink:type="simple">399961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69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10]=25;&quot;&quot;;[.E410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60" xlink:type="simple">399960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1.07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11]=25;&quot;&quot;;[.E41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59" xlink:type="simple">399959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2.14 K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79.73" calcext:value-type="float">
            <text:p>379.73</text:p>
          </table:table-cell>
          <table:table-cell table:formula="of:=IF([.E412]=25;&quot;&quot;;[.E412]-25)" office:value-type="float" office:value="354.73" calcext:value-type="float">
            <text:p>354.7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58" xlink:type="simple">399958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1.4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.95" calcext:value-type="float">
            <text:p>25.95</text:p>
          </table:table-cell>
          <table:table-cell table:formula="of:=IF([.E413]=25;&quot;&quot;;[.E413]-25)" office:value-type="float" office:value="0.949999999999999" calcext:value-type="float">
            <text:p>0.94999999999999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57" xlink:type="simple">399957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98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14]=25;&quot;&quot;;[.E41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56" xlink:type="simple">399956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910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15]=25;&quot;&quot;;[.E41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55" xlink:type="simple">399955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964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16]=25;&quot;&quot;;[.E416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54" xlink:type="simple">399954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942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17]=25;&quot;&quot;;[.E41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53" xlink:type="simple">399953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1.88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.12" calcext:value-type="float">
            <text:p>25.12</text:p>
          </table:table-cell>
          <table:table-cell table:formula="of:=IF([.E418]=25;&quot;&quot;;[.E418]-25)" office:value-type="float" office:value="0.120000000000001" calcext:value-type="float">
            <text:p>0.12000000000000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52" xlink:type="simple">399952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802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19]=25;&quot;&quot;;[.E41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51" xlink:type="simple">399951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1008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20]=25;&quot;&quot;;[.E420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50" xlink:type="simple">399950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1.85 K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.12" calcext:value-type="float">
            <text:p>45.12</text:p>
          </table:table-cell>
          <table:table-cell table:formula="of:=IF([.E421]=25;&quot;&quot;;[.E421]-25)" office:value-type="float" office:value="20.12" calcext:value-type="float">
            <text:p>20.1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49" xlink:type="simple">399949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85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22]=25;&quot;&quot;;[.E42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48" xlink:type="simple">399948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1.92 K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30.16" calcext:value-type="float">
            <text:p>730.16</text:p>
          </table:table-cell>
          <table:table-cell table:formula="of:=IF([.E423]=25;&quot;&quot;;[.E423]-25)" office:value-type="float" office:value="705.16" calcext:value-type="float">
            <text:p>705.1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47" xlink:type="simple">399947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85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24]=25;&quot;&quot;;[.E42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46" xlink:type="simple">399946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39.48 KB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7.39" calcext:value-type="float">
            <text:p>27.39</text:p>
          </table:table-cell>
          <table:table-cell table:formula="of:=IF([.E425]=25;&quot;&quot;;[.E425]-25)" office:value-type="float" office:value="2.39" calcext:value-type="float">
            <text:p>2.3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45" xlink:type="simple">399945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789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26]=25;&quot;&quot;;[.E426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44" xlink:type="simple">399944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910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27]=25;&quot;&quot;;[.E42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43" xlink:type="simple">399943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980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28]=25;&quot;&quot;;[.E428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42" xlink:type="simple">399942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85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29]=25;&quot;&quot;;[.E42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41" xlink:type="simple">399941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838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30]=25;&quot;&quot;;[.E430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40" xlink:type="simple">399940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61.22 KB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1541.13" calcext:value-type="float">
            <text:p>1541.13</text:p>
          </table:table-cell>
          <table:table-cell table:formula="of:=IF([.E431]=25;&quot;&quot;;[.E431]-25)" office:value-type="float" office:value="1516.13" calcext:value-type="float">
            <text:p>1516.1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39" xlink:type="simple">399939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54.47 KB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9.19" calcext:value-type="float">
            <text:p>29.19</text:p>
          </table:table-cell>
          <table:table-cell table:formula="of:=IF([.E432]=25;&quot;&quot;;[.E432]-25)" office:value-type="float" office:value="4.19" calcext:value-type="float">
            <text:p>4.1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38" xlink:type="simple">399938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1.11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33]=25;&quot;&quot;;[.E43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37" xlink:type="simple">399937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942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34]=25;&quot;&quot;;[.E43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36" xlink:type="simple">399936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88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35]=25;&quot;&quot;;[.E43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35" xlink:type="simple">399935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942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36]=25;&quot;&quot;;[.E436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34" xlink:type="simple">399934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1.67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6.5" calcext:value-type="float">
            <text:p>206.5</text:p>
          </table:table-cell>
          <table:table-cell table:formula="of:=IF([.E437]=25;&quot;&quot;;[.E437]-25)" office:value-type="float" office:value="181.5" calcext:value-type="float">
            <text:p>181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33" xlink:type="simple">399933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1.12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.21" calcext:value-type="float">
            <text:p>25.21</text:p>
          </table:table-cell>
          <table:table-cell table:formula="of:=IF([.E438]=25;&quot;&quot;;[.E438]-25)" office:value-type="float" office:value="0.210000000000001" calcext:value-type="float">
            <text:p>0.21000000000000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32" xlink:type="simple">399932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944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39]=25;&quot;&quot;;[.E43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31" xlink:type="simple">399931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1.1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40]=25;&quot;&quot;;[.E440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30" xlink:type="simple">399930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976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41]=25;&quot;&quot;;[.E44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29" xlink:type="simple">399929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858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42]=25;&quot;&quot;;[.E44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28" xlink:type="simple">399928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1.11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43]=25;&quot;&quot;;[.E44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27" xlink:type="simple">399927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982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44]=25;&quot;&quot;;[.E44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26" xlink:type="simple">399926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54.1 KB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9.13" calcext:value-type="float">
            <text:p>29.13</text:p>
          </table:table-cell>
          <table:table-cell table:formula="of:=IF([.E445]=25;&quot;&quot;;[.E445]-25)" office:value-type="float" office:value="4.13" calcext:value-type="float">
            <text:p>4.1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25" xlink:type="simple">399925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100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46]=25;&quot;&quot;;[.E446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24" xlink:type="simple">399924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93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47]=25;&quot;&quot;;[.E44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23" xlink:type="simple">399923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85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48]=25;&quot;&quot;;[.E448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22" xlink:type="simple">399922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1.1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49]=25;&quot;&quot;;[.E44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21" xlink:type="simple">399921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1.04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50]=25;&quot;&quot;;[.E450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20" xlink:type="simple">399920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88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51]=25;&quot;&quot;;[.E45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19" xlink:type="simple">399919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88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52]=25;&quot;&quot;;[.E45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18" xlink:type="simple">399918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88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53]=25;&quot;&quot;;[.E45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17" xlink:type="simple">399917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6.37 KB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32.19" calcext:value-type="float">
            <text:p>232.19</text:p>
          </table:table-cell>
          <table:table-cell table:formula="of:=IF([.E454]=25;&quot;&quot;;[.E454]-25)" office:value-type="float" office:value="207.19" calcext:value-type="float">
            <text:p>207.1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16" xlink:type="simple">399916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52.17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5.04" calcext:value-type="float">
            <text:p>125.04</text:p>
          </table:table-cell>
          <table:table-cell table:formula="of:=IF([.E455]=25;&quot;&quot;;[.E455]-25)" office:value-type="float" office:value="100.04" calcext:value-type="float">
            <text:p>100.0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15" xlink:type="simple">399915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85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56]=25;&quot;&quot;;[.E456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14" xlink:type="simple">399914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88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57]=25;&quot;&quot;;[.E45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13" xlink:type="simple">399913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920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58]=25;&quot;&quot;;[.E458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12" xlink:type="simple">399912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85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59]=25;&quot;&quot;;[.E45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11" xlink:type="simple">399911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910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60]=25;&quot;&quot;;[.E460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10" xlink:type="simple">399910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23.47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1.83" calcext:value-type="float">
            <text:p>41.83</text:p>
          </table:table-cell>
          <table:table-cell table:formula="of:=IF([.E461]=25;&quot;&quot;;[.E461]-25)" office:value-type="float" office:value="16.83" calcext:value-type="float">
            <text:p>16.8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09" xlink:type="simple">399909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99.01 K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53.82" calcext:value-type="float">
            <text:p>253.82</text:p>
          </table:table-cell>
          <table:table-cell table:formula="of:=IF([.E462]=25;&quot;&quot;;[.E462]-25)" office:value-type="float" office:value="228.82" calcext:value-type="float">
            <text:p>228.8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08" xlink:type="simple">399908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88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63]=25;&quot;&quot;;[.E46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07" xlink:type="simple">399907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1.51 K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4.99" calcext:value-type="float">
            <text:p>44.99</text:p>
          </table:table-cell>
          <table:table-cell table:formula="of:=IF([.E464]=25;&quot;&quot;;[.E464]-25)" office:value-type="float" office:value="19.99" calcext:value-type="float">
            <text:p>19.9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06" xlink:type="simple">399906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1.04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65]=25;&quot;&quot;;[.E46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05" xlink:type="simple">399905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1.31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.01" calcext:value-type="float">
            <text:p>45.01</text:p>
          </table:table-cell>
          <table:table-cell table:formula="of:=IF([.E466]=25;&quot;&quot;;[.E466]-25)" office:value-type="float" office:value="20.01" calcext:value-type="float">
            <text:p>20.0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04" xlink:type="simple">399904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97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67]=25;&quot;&quot;;[.E46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03" xlink:type="simple">399903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1.37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5.71" calcext:value-type="float">
            <text:p>65.71</text:p>
          </table:table-cell>
          <table:table-cell table:formula="of:=IF([.E468]=25;&quot;&quot;;[.E468]-25)" office:value-type="float" office:value="40.71" calcext:value-type="float">
            <text:p>40.7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02" xlink:type="simple">399902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82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69]=25;&quot;&quot;;[.E46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01" xlink:type="simple">399901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52.69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75.31" calcext:value-type="float">
            <text:p>175.31</text:p>
          </table:table-cell>
          <table:table-cell table:formula="of:=IF([.E470]=25;&quot;&quot;;[.E470]-25)" office:value-type="float" office:value="150.31" calcext:value-type="float">
            <text:p>150.3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00" xlink:type="simple">399900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910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71]=25;&quot;&quot;;[.E47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99" xlink:type="simple">399899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24.41 KB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342.32" calcext:value-type="float">
            <text:p>13342.32</text:p>
          </table:table-cell>
          <table:table-cell table:formula="of:=IF([.E472]=25;&quot;&quot;;[.E472]-25)" office:value-type="float" office:value="13317.32" calcext:value-type="float">
            <text:p>13317.3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98" xlink:type="simple">399898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948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73]=25;&quot;&quot;;[.E47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97" xlink:type="simple">399897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978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74]=25;&quot;&quot;;[.E47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96" xlink:type="simple">399896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82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75]=25;&quot;&quot;;[.E47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95" xlink:type="simple">399895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82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76]=25;&quot;&quot;;[.E476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94" xlink:type="simple">399894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1.01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77]=25;&quot;&quot;;[.E47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93" xlink:type="simple">399893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1.04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78]=25;&quot;&quot;;[.E478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92" xlink:type="simple">399892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66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79]=25;&quot;&quot;;[.E47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91" xlink:type="simple">399891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67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80]=25;&quot;&quot;;[.E480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90" xlink:type="simple">399890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82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81]=25;&quot;&quot;;[.E48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89" xlink:type="simple">399889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979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82]=25;&quot;&quot;;[.E48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88" xlink:type="simple">399888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100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83]=25;&quot;&quot;;[.E48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87" xlink:type="simple">399887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85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84]=25;&quot;&quot;;[.E48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86" xlink:type="simple">399886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88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85]=25;&quot;&quot;;[.E48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85" xlink:type="simple">399885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910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86]=25;&quot;&quot;;[.E486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84" xlink:type="simple">399884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910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87]=25;&quot;&quot;;[.E48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83" xlink:type="simple">399883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85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88]=25;&quot;&quot;;[.E488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82" xlink:type="simple">399882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85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89]=25;&quot;&quot;;[.E48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81" xlink:type="simple">399881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1.1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90]=25;&quot;&quot;;[.E490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80" xlink:type="simple">399880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942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91]=25;&quot;&quot;;[.E49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79" xlink:type="simple">399879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1.45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.02" calcext:value-type="float">
            <text:p>25.02</text:p>
          </table:table-cell>
          <table:table-cell table:formula="of:=IF([.E492]=25;&quot;&quot;;[.E492]-25)" office:value-type="float" office:value="0.0199999999999996" calcext:value-type="float">
            <text:p>0.0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78" xlink:type="simple">399878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1.09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78.83" calcext:value-type="float">
            <text:p>578.83</text:p>
          </table:table-cell>
          <table:table-cell table:formula="of:=IF([.E493]=25;&quot;&quot;;[.E493]-25)" office:value-type="float" office:value="553.83" calcext:value-type="float">
            <text:p>553.8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77" xlink:type="simple">399877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2.79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8.8" calcext:value-type="float">
            <text:p>58.8</text:p>
          </table:table-cell>
          <table:table-cell table:formula="of:=IF([.E494]=25;&quot;&quot;;[.E494]-25)" office:value-type="float" office:value="33.8" calcext:value-type="float">
            <text:p>33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76" xlink:type="simple">399876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88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95]=25;&quot;&quot;;[.E49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75" xlink:type="simple">399875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56.69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75.04" calcext:value-type="float">
            <text:p>475.04</text:p>
          </table:table-cell>
          <table:table-cell table:formula="of:=IF([.E496]=25;&quot;&quot;;[.E496]-25)" office:value-type="float" office:value="450.04" calcext:value-type="float">
            <text:p>450.0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74" xlink:type="simple">399874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85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97]=25;&quot;&quot;;[.E49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73" xlink:type="simple">399873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1.07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98]=25;&quot;&quot;;[.E498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72" xlink:type="simple">399872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1.04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99]=25;&quot;&quot;;[.E49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71" xlink:type="simple">399871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898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00]=25;&quot;&quot;;[.E500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70" xlink:type="simple">399870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942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01]=25;&quot;&quot;;[.E50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69" xlink:type="simple">399869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2.31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1.42" calcext:value-type="float">
            <text:p>31.42</text:p>
          </table:table-cell>
          <table:table-cell table:formula="of:=IF([.E502]=25;&quot;&quot;;[.E502]-25)" office:value-type="float" office:value="6.42" calcext:value-type="float">
            <text:p>6.4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68" xlink:type="simple">399868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1.01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03]=25;&quot;&quot;;[.E50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67" xlink:type="simple">399867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2.34 KB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9.62" calcext:value-type="float">
            <text:p>209.62</text:p>
          </table:table-cell>
          <table:table-cell table:formula="of:=IF([.E504]=25;&quot;&quot;;[.E504]-25)" office:value-type="float" office:value="184.62" calcext:value-type="float">
            <text:p>184.6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66" xlink:type="simple">399866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757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05]=25;&quot;&quot;;[.E50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65" xlink:type="simple">399865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1.29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.13" calcext:value-type="float">
            <text:p>25.13</text:p>
          </table:table-cell>
          <table:table-cell table:formula="of:=IF([.E506]=25;&quot;&quot;;[.E506]-25)" office:value-type="float" office:value="0.129999999999999" calcext:value-type="float">
            <text:p>0.12999999999999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64" xlink:type="simple">399864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3.4 K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441.75" calcext:value-type="float">
            <text:p>1441.75</text:p>
          </table:table-cell>
          <table:table-cell table:formula="of:=IF([.E507]=25;&quot;&quot;;[.E507]-25)" office:value-type="float" office:value="1416.75" calcext:value-type="float">
            <text:p>1416.7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63" xlink:type="simple">399863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1.37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3.13" calcext:value-type="float">
            <text:p>33.13</text:p>
          </table:table-cell>
          <table:table-cell table:formula="of:=IF([.E508]=25;&quot;&quot;;[.E508]-25)" office:value-type="float" office:value="8.13" calcext:value-type="float">
            <text:p>8.1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62" xlink:type="simple">399862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100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09]=25;&quot;&quot;;[.E50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61" xlink:type="simple">399861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789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10]=25;&quot;&quot;;[.E510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60" xlink:type="simple">399860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878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11]=25;&quot;&quot;;[.E51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59" xlink:type="simple">399859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2.83 KB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50.03" calcext:value-type="float">
            <text:p>450.03</text:p>
          </table:table-cell>
          <table:table-cell table:formula="of:=IF([.E512]=25;&quot;&quot;;[.E512]-25)" office:value-type="float" office:value="425.03" calcext:value-type="float">
            <text:p>425.0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58" xlink:type="simple">399858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912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13]=25;&quot;&quot;;[.E51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57" xlink:type="simple">399857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4.49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5.08" calcext:value-type="float">
            <text:p>85.08</text:p>
          </table:table-cell>
          <table:table-cell table:formula="of:=IF([.E514]=25;&quot;&quot;;[.E514]-25)" office:value-type="float" office:value="60.08" calcext:value-type="float">
            <text:p>60.0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56" xlink:type="simple">399856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814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15]=25;&quot;&quot;;[.E51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55" xlink:type="simple">399855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21.02 KB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00.92" calcext:value-type="float">
            <text:p>300.92</text:p>
          </table:table-cell>
          <table:table-cell table:formula="of:=IF([.E516]=25;&quot;&quot;;[.E516]-25)" office:value-type="float" office:value="275.92" calcext:value-type="float">
            <text:p>275.9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54" xlink:type="simple">399854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94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17]=25;&quot;&quot;;[.E51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53" xlink:type="simple">399853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38.12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6.72" calcext:value-type="float">
            <text:p>56.72</text:p>
          </table:table-cell>
          <table:table-cell table:formula="of:=IF([.E518]=25;&quot;&quot;;[.E518]-25)" office:value-type="float" office:value="31.72" calcext:value-type="float">
            <text:p>31.7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52" xlink:type="simple">399852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1.08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19]=25;&quot;&quot;;[.E51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51" xlink:type="simple">399851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880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20]=25;&quot;&quot;;[.E520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50" xlink:type="simple">399850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789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21]=25;&quot;&quot;;[.E52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49" xlink:type="simple">399849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1.07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22]=25;&quot;&quot;;[.E52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48" xlink:type="simple">399848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757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23]=25;&quot;&quot;;[.E52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47" xlink:type="simple">399847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74.1 KB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023.07" calcext:value-type="float">
            <text:p>1023.07</text:p>
          </table:table-cell>
          <table:table-cell table:formula="of:=IF([.E524]=25;&quot;&quot;;[.E524]-25)" office:value-type="float" office:value="998.07" calcext:value-type="float">
            <text:p>998.0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46" xlink:type="simple">399846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878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25]=25;&quot;&quot;;[.E52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45" xlink:type="simple">399845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910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26]=25;&quot;&quot;;[.E526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44" xlink:type="simple">399844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1.01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27]=25;&quot;&quot;;[.E52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43" xlink:type="simple">399843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82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28]=25;&quot;&quot;;[.E528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42" xlink:type="simple">399842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757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29]=25;&quot;&quot;;[.E52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41" xlink:type="simple">399841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85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30]=25;&quot;&quot;;[.E530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40" xlink:type="simple">399840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932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31]=25;&quot;&quot;;[.E53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39" xlink:type="simple">399839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784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32]=25;&quot;&quot;;[.E53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38" xlink:type="simple">399838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819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33]=25;&quot;&quot;;[.E53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37" xlink:type="simple">399837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1.04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34]=25;&quot;&quot;;[.E53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36" xlink:type="simple">399836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1.07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35]=25;&quot;&quot;;[.E53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35" xlink:type="simple">399835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942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36]=25;&quot;&quot;;[.E536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34" xlink:type="simple">399834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757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37]=25;&quot;&quot;;[.E53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33" xlink:type="simple">399833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82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38]=25;&quot;&quot;;[.E538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32" xlink:type="simple">399832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814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39]=25;&quot;&quot;;[.E53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31" xlink:type="simple">399831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90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40]=25;&quot;&quot;;[.E540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30" xlink:type="simple">399830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789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41]=25;&quot;&quot;;[.E54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29" xlink:type="simple">399829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1.05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7" calcext:value-type="float">
            <text:p>27</text:p>
          </table:table-cell>
          <table:table-cell table:formula="of:=IF([.E542]=25;&quot;&quot;;[.E542]-25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28" xlink:type="simple">399828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96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43]=25;&quot;&quot;;[.E54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27" xlink:type="simple">399827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910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44]=25;&quot;&quot;;[.E54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26" xlink:type="simple">399826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1.14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45]=25;&quot;&quot;;[.E54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25" xlink:type="simple">399825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93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46]=25;&quot;&quot;;[.E546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24" xlink:type="simple">399824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1.04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47]=25;&quot;&quot;;[.E54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23" xlink:type="simple">399823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90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48]=25;&quot;&quot;;[.E548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22" xlink:type="simple">399822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1.04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49]=25;&quot;&quot;;[.E54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21" xlink:type="simple">399821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85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50]=25;&quot;&quot;;[.E550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20" xlink:type="simple">399820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1.07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51]=25;&quot;&quot;;[.E55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19" xlink:type="simple">399819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3.9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.73" calcext:value-type="float">
            <text:p>25.73</text:p>
          </table:table-cell>
          <table:table-cell table:formula="of:=IF([.E552]=25;&quot;&quot;;[.E552]-25)" office:value-type="float" office:value="0.73" calcext:value-type="float">
            <text:p>0.7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18" xlink:type="simple">399818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86.11 KB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63.92" calcext:value-type="float">
            <text:p>263.92</text:p>
          </table:table-cell>
          <table:table-cell table:formula="of:=IF([.E553]=25;&quot;&quot;;[.E553]-25)" office:value-type="float" office:value="238.92" calcext:value-type="float">
            <text:p>238.9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17" xlink:type="simple">399817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101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54]=25;&quot;&quot;;[.E55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16" xlink:type="simple">399816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88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55]=25;&quot;&quot;;[.E55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15" xlink:type="simple">399815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1.65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.65" calcext:value-type="float">
            <text:p>25.65</text:p>
          </table:table-cell>
          <table:table-cell table:formula="of:=IF([.E556]=25;&quot;&quot;;[.E556]-25)" office:value-type="float" office:value="0.649999999999999" calcext:value-type="float">
            <text:p>0.64999999999999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14" xlink:type="simple">399814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1.31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.02" calcext:value-type="float">
            <text:p>25.02</text:p>
          </table:table-cell>
          <table:table-cell table:formula="of:=IF([.E557]=25;&quot;&quot;;[.E557]-25)" office:value-type="float" office:value="0.0199999999999996" calcext:value-type="float">
            <text:p>0.0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13" xlink:type="simple">399813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878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58]=25;&quot;&quot;;[.E558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12" xlink:type="simple">399812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806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59]=25;&quot;&quot;;[.E55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11" xlink:type="simple">399811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912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60]=25;&quot;&quot;;[.E560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10" xlink:type="simple">399810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85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61]=25;&quot;&quot;;[.E56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09" xlink:type="simple">399809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1.47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.97" calcext:value-type="float">
            <text:p>25.97</text:p>
          </table:table-cell>
          <table:table-cell table:formula="of:=IF([.E562]=25;&quot;&quot;;[.E562]-25)" office:value-type="float" office:value="0.969999999999999" calcext:value-type="float">
            <text:p>0.96999999999999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08" xlink:type="simple">399808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1.54 K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8.85" calcext:value-type="float">
            <text:p>28.85</text:p>
          </table:table-cell>
          <table:table-cell table:formula="of:=IF([.E563]=25;&quot;&quot;;[.E563]-25)" office:value-type="float" office:value="3.85" calcext:value-type="float">
            <text:p>3.8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07" xlink:type="simple">399807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959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64]=25;&quot;&quot;;[.E56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06" xlink:type="simple">399806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2.86 K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8.12" calcext:value-type="float">
            <text:p>98.12</text:p>
          </table:table-cell>
          <table:table-cell table:formula="of:=IF([.E565]=25;&quot;&quot;;[.E565]-25)" office:value-type="float" office:value="73.12" calcext:value-type="float">
            <text:p>73.1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05" xlink:type="simple">399805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3.35 KB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5.6" calcext:value-type="float">
            <text:p>35.6</text:p>
          </table:table-cell>
          <table:table-cell table:formula="of:=IF([.E566]=25;&quot;&quot;;[.E566]-25)" office:value-type="float" office:value="10.6" calcext:value-type="float">
            <text:p>10.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04" xlink:type="simple">399804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757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67]=25;&quot;&quot;;[.E56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03" xlink:type="simple">399803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718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68]=25;&quot;&quot;;[.E568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02" xlink:type="simple">399802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846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69]=25;&quot;&quot;;[.E56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01" xlink:type="simple">399801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1.38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.41" calcext:value-type="float">
            <text:p>25.41</text:p>
          </table:table-cell>
          <table:table-cell table:formula="of:=IF([.E570]=25;&quot;&quot;;[.E570]-25)" office:value-type="float" office:value="0.41" calcext:value-type="float">
            <text:p>0.4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00" xlink:type="simple">399800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878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71]=25;&quot;&quot;;[.E57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99" xlink:type="simple">399799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98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72]=25;&quot;&quot;;[.E57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98" xlink:type="simple">399798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82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73]=25;&quot;&quot;;[.E57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97" xlink:type="simple">399797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1.16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.97" calcext:value-type="float">
            <text:p>25.97</text:p>
          </table:table-cell>
          <table:table-cell table:formula="of:=IF([.E574]=25;&quot;&quot;;[.E574]-25)" office:value-type="float" office:value="0.969999999999999" calcext:value-type="float">
            <text:p>0.96999999999999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96" xlink:type="simple">399796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1008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75]=25;&quot;&quot;;[.E57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95" xlink:type="simple">399795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9.11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631.55" calcext:value-type="float">
            <text:p>1631.55</text:p>
          </table:table-cell>
          <table:table-cell table:formula="of:=IF([.E576]=25;&quot;&quot;;[.E576]-25)" office:value-type="float" office:value="1606.55" calcext:value-type="float">
            <text:p>1606.5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94" xlink:type="simple">399794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16.45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1.4" calcext:value-type="float">
            <text:p>71.4</text:p>
          </table:table-cell>
          <table:table-cell table:formula="of:=IF([.E577]=25;&quot;&quot;;[.E577]-25)" office:value-type="float" office:value="46.4" calcext:value-type="float">
            <text:p>46.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93" xlink:type="simple">399793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88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78]=25;&quot;&quot;;[.E578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92" xlink:type="simple">399792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2.34 KB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5.6" calcext:value-type="float">
            <text:p>35.6</text:p>
          </table:table-cell>
          <table:table-cell table:formula="of:=IF([.E579]=25;&quot;&quot;;[.E579]-25)" office:value-type="float" office:value="10.6" calcext:value-type="float">
            <text:p>10.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91" xlink:type="simple">399791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1.43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65.71" calcext:value-type="float">
            <text:p>165.71</text:p>
          </table:table-cell>
          <table:table-cell table:formula="of:=IF([.E580]=25;&quot;&quot;;[.E580]-25)" office:value-type="float" office:value="140.71" calcext:value-type="float">
            <text:p>140.7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90" xlink:type="simple">399790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88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81]=25;&quot;&quot;;[.E58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89" xlink:type="simple">399789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1012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82]=25;&quot;&quot;;[.E58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88" xlink:type="simple">399788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60.24 KB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.86" calcext:value-type="float">
            <text:p>80.86</text:p>
          </table:table-cell>
          <table:table-cell table:formula="of:=IF([.E583]=25;&quot;&quot;;[.E583]-25)" office:value-type="float" office:value="55.86" calcext:value-type="float">
            <text:p>55.8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87" xlink:type="simple">399787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1.1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84]=25;&quot;&quot;;[.E58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86" xlink:type="simple">399786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942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85]=25;&quot;&quot;;[.E58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85" xlink:type="simple">399785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88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86]=25;&quot;&quot;;[.E586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84" xlink:type="simple">399784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964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87]=25;&quot;&quot;;[.E58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83" xlink:type="simple">399783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1.08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6.17" calcext:value-type="float">
            <text:p>36.17</text:p>
          </table:table-cell>
          <table:table-cell table:formula="of:=IF([.E588]=25;&quot;&quot;;[.E588]-25)" office:value-type="float" office:value="11.17" calcext:value-type="float">
            <text:p>11.1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82" xlink:type="simple">399782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88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89]=25;&quot;&quot;;[.E58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81" xlink:type="simple">399781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1008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90]=25;&quot;&quot;;[.E590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80" xlink:type="simple">399780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82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91]=25;&quot;&quot;;[.E59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79" xlink:type="simple">399779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1008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92]=25;&quot;&quot;;[.E59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78" xlink:type="simple">399778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942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93]=25;&quot;&quot;;[.E59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77" xlink:type="simple">399777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1008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94]=25;&quot;&quot;;[.E59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76" xlink:type="simple">399776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1.02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95]=25;&quot;&quot;;[.E59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75" xlink:type="simple">399775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764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96]=25;&quot;&quot;;[.E596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74" xlink:type="simple">399774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6.99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2.59" calcext:value-type="float">
            <text:p>32.59</text:p>
          </table:table-cell>
          <table:table-cell table:formula="of:=IF([.E597]=25;&quot;&quot;;[.E597]-25)" office:value-type="float" office:value="7.59" calcext:value-type="float">
            <text:p>7.5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73" xlink:type="simple">399773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88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98]=25;&quot;&quot;;[.E598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72" xlink:type="simple">399772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88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99]=25;&quot;&quot;;[.E59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71" xlink:type="simple">399771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1.46 K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4.42" calcext:value-type="float">
            <text:p>34.42</text:p>
          </table:table-cell>
          <table:table-cell table:formula="of:=IF([.E600]=25;&quot;&quot;;[.E600]-25)" office:value-type="float" office:value="9.42" calcext:value-type="float">
            <text:p>9.4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70" xlink:type="simple">399770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964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01]=25;&quot;&quot;;[.E60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69" xlink:type="simple">399769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1.07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02]=25;&quot;&quot;;[.E60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68" xlink:type="simple">399768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94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03]=25;&quot;&quot;;[.E60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67" xlink:type="simple">399767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82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04]=25;&quot;&quot;;[.E60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66" xlink:type="simple">399766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948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05]=25;&quot;&quot;;[.E60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65" xlink:type="simple">399765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1.47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.5" calcext:value-type="float">
            <text:p>25.5</text:p>
          </table:table-cell>
          <table:table-cell table:formula="of:=IF([.E606]=25;&quot;&quot;;[.E606]-25)"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64" xlink:type="simple">399764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1.14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07]=25;&quot;&quot;;[.E60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63" xlink:type="simple">399763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1008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08]=25;&quot;&quot;;[.E608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62" xlink:type="simple">399762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980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09]=25;&quot;&quot;;[.E60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61" xlink:type="simple">399761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1.02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10]=25;&quot;&quot;;[.E610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60" xlink:type="simple">399760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976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11]=25;&quot;&quot;;[.E61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59" xlink:type="simple">399759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878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12]=25;&quot;&quot;;[.E61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58" xlink:type="simple">399758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85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13]=25;&quot;&quot;;[.E61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57" xlink:type="simple">399757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2.32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4.48" calcext:value-type="float">
            <text:p>54.48</text:p>
          </table:table-cell>
          <table:table-cell table:formula="of:=IF([.E614]=25;&quot;&quot;;[.E614]-25)" office:value-type="float" office:value="29.48" calcext:value-type="float">
            <text:p>29.4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56" xlink:type="simple">399756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1.76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655" calcext:value-type="float">
            <text:p>3655</text:p>
          </table:table-cell>
          <table:table-cell table:formula="of:=IF([.E615]=25;&quot;&quot;;[.E615]-25)" office:value-type="float" office:value="3630" calcext:value-type="float">
            <text:p>363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55" xlink:type="simple">399755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980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16]=25;&quot;&quot;;[.E616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54" xlink:type="simple">399754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1.07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17]=25;&quot;&quot;;[.E61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53" xlink:type="simple">399753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2.46 KB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54.04" calcext:value-type="float">
            <text:p>954.04</text:p>
          </table:table-cell>
          <table:table-cell table:formula="of:=IF([.E618]=25;&quot;&quot;;[.E618]-25)" office:value-type="float" office:value="929.04" calcext:value-type="float">
            <text:p>929.0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52" xlink:type="simple">399752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.58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91.42" calcext:value-type="float">
            <text:p>891.42</text:p>
          </table:table-cell>
          <table:table-cell table:formula="of:=IF([.E619]=25;&quot;&quot;;[.E619]-25)" office:value-type="float" office:value="866.42" calcext:value-type="float">
            <text:p>866.4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51" xlink:type="simple">399751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85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20]=25;&quot;&quot;;[.E620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50" xlink:type="simple">399750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.43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49.69" calcext:value-type="float">
            <text:p>1049.69</text:p>
          </table:table-cell>
          <table:table-cell table:formula="of:=IF([.E621]=25;&quot;&quot;;[.E621]-25)" office:value-type="float" office:value="1024.69" calcext:value-type="float">
            <text:p>1024.6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49" xlink:type="simple">399749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2.08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25.09" calcext:value-type="float">
            <text:p>225.09</text:p>
          </table:table-cell>
          <table:table-cell table:formula="of:=IF([.E622]=25;&quot;&quot;;[.E622]-25)" office:value-type="float" office:value="200.09" calcext:value-type="float">
            <text:p>200.0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48" xlink:type="simple">399748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6.62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.02" calcext:value-type="float">
            <text:p>45.02</text:p>
          </table:table-cell>
          <table:table-cell table:formula="of:=IF([.E623]=25;&quot;&quot;;[.E623]-25)" office:value-type="float" office:value="20.02" calcext:value-type="float">
            <text:p>20.0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47" xlink:type="simple">399747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789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24]=25;&quot;&quot;;[.E62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46" xlink:type="simple">399746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00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25]=25;&quot;&quot;;[.E62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45" xlink:type="simple">399745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77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26]=25;&quot;&quot;;[.E626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44" xlink:type="simple">399744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910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27]=25;&quot;&quot;;[.E62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43" xlink:type="simple">399743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900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28]=25;&quot;&quot;;[.E628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42" xlink:type="simple">399742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26.94 KB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4931.27" calcext:value-type="float">
            <text:p>14931.27</text:p>
          </table:table-cell>
          <table:table-cell table:formula="of:=IF([.E629]=25;&quot;&quot;;[.E629]-25)" office:value-type="float" office:value="14906.27" calcext:value-type="float">
            <text:p>14906.2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41" xlink:type="simple">399741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.83 K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5.54" calcext:value-type="float">
            <text:p>25.54</text:p>
          </table:table-cell>
          <table:table-cell table:formula="of:=IF([.E630]=25;&quot;&quot;;[.E630]-25)" office:value-type="float" office:value="0.539999999999999" calcext:value-type="float">
            <text:p>0.53999999999999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40" xlink:type="simple">399740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942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31]=25;&quot;&quot;;[.E63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39" xlink:type="simple">399739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85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32]=25;&quot;&quot;;[.E63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38" xlink:type="simple">399738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.49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.52" calcext:value-type="float">
            <text:p>25.52</text:p>
          </table:table-cell>
          <table:table-cell table:formula="of:=IF([.E633]=25;&quot;&quot;;[.E633]-25)" office:value-type="float" office:value="0.52" calcext:value-type="float">
            <text:p>0.5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37" xlink:type="simple">399737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878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34]=25;&quot;&quot;;[.E63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36" xlink:type="simple">399736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.58 K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9.55" calcext:value-type="float">
            <text:p>29.55</text:p>
          </table:table-cell>
          <table:table-cell table:formula="of:=IF([.E635]=25;&quot;&quot;;[.E635]-25)" office:value-type="float" office:value="4.55" calcext:value-type="float">
            <text:p>4.5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35" xlink:type="simple">399735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82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36]=25;&quot;&quot;;[.E636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34" xlink:type="simple">399734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90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37]=25;&quot;&quot;;[.E63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33" xlink:type="simple">399733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976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38]=25;&quot;&quot;;[.E638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32" xlink:type="simple">399732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910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39]=25;&quot;&quot;;[.E63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31" xlink:type="simple">399731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83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40]=25;&quot;&quot;;[.E640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30" xlink:type="simple">399730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900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41]=25;&quot;&quot;;[.E64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29" xlink:type="simple">399729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.5 K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8.79" calcext:value-type="float">
            <text:p>28.79</text:p>
          </table:table-cell>
          <table:table-cell table:formula="of:=IF([.E642]=25;&quot;&quot;;[.E642]-25)" office:value-type="float" office:value="3.79" calcext:value-type="float">
            <text:p>3.7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28" xlink:type="simple">399728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0.32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4.2" calcext:value-type="float">
            <text:p>44.2</text:p>
          </table:table-cell>
          <table:table-cell table:formula="of:=IF([.E643]=25;&quot;&quot;;[.E643]-25)" office:value-type="float" office:value="19.2" calcext:value-type="float">
            <text:p>19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27" xlink:type="simple">399727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916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44]=25;&quot;&quot;;[.E64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26" xlink:type="simple">399726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32.72 K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00.04" calcext:value-type="float">
            <text:p>700.04</text:p>
          </table:table-cell>
          <table:table-cell table:formula="of:=IF([.E645]=25;&quot;&quot;;[.E645]-25)" office:value-type="float" office:value="675.04" calcext:value-type="float">
            <text:p>675.0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25" xlink:type="simple">399725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8.6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37.65" calcext:value-type="float">
            <text:p>137.65</text:p>
          </table:table-cell>
          <table:table-cell table:formula="of:=IF([.E646]=25;&quot;&quot;;[.E646]-25)" office:value-type="float" office:value="112.65" calcext:value-type="float">
            <text:p>112.6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24" xlink:type="simple">399724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.37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0.59" calcext:value-type="float">
            <text:p>40.59</text:p>
          </table:table-cell>
          <table:table-cell table:formula="of:=IF([.E647]=25;&quot;&quot;;[.E647]-25)" office:value-type="float" office:value="15.59" calcext:value-type="float">
            <text:p>15.5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23" xlink:type="simple">399723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1.35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0.6" calcext:value-type="float">
            <text:p>40.6</text:p>
          </table:table-cell>
          <table:table-cell table:formula="of:=IF([.E648]=25;&quot;&quot;;[.E648]-25)" office:value-type="float" office:value="15.6" calcext:value-type="float">
            <text:p>15.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22" xlink:type="simple">399722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80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49]=25;&quot;&quot;;[.E64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21" xlink:type="simple">399721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917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50]=25;&quot;&quot;;[.E650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20" xlink:type="simple">399720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4.11 KB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25.06" calcext:value-type="float">
            <text:p>625.06</text:p>
          </table:table-cell>
          <table:table-cell table:formula="of:=IF([.E651]=25;&quot;&quot;;[.E651]-25)" office:value-type="float" office:value="600.06" calcext:value-type="float">
            <text:p>600.0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19" xlink:type="simple">399719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22.39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04" calcext:value-type="float">
            <text:p>504</text:p>
          </table:table-cell>
          <table:table-cell table:formula="of:=IF([.E652]=25;&quot;&quot;;[.E652]-25)" office:value-type="float" office:value="479" calcext:value-type="float">
            <text:p>47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18" xlink:type="simple">399718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.07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53]=25;&quot;&quot;;[.E65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17" xlink:type="simple">399717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.22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.19" calcext:value-type="float">
            <text:p>25.19</text:p>
          </table:table-cell>
          <table:table-cell table:formula="of:=IF([.E654]=25;&quot;&quot;;[.E654]-25)" office:value-type="float" office:value="0.190000000000001" calcext:value-type="float">
            <text:p>0.19000000000000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16" xlink:type="simple">399716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.1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55]=25;&quot;&quot;;[.E65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15" xlink:type="simple">399715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864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56]=25;&quot;&quot;;[.E656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14" xlink:type="simple">399714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964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57]=25;&quot;&quot;;[.E65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13" xlink:type="simple">399713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976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58]=25;&quot;&quot;;[.E658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12" xlink:type="simple">399712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922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59]=25;&quot;&quot;;[.E65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11" xlink:type="simple">399711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884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60]=25;&quot;&quot;;[.E660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10" xlink:type="simple">399710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880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61]=25;&quot;&quot;;[.E66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09" xlink:type="simple">399709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85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62]=25;&quot;&quot;;[.E66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08" xlink:type="simple">399708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757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63]=25;&quot;&quot;;[.E66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07" xlink:type="simple">399707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.75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968.31" calcext:value-type="float">
            <text:p>1968.31</text:p>
          </table:table-cell>
          <table:table-cell table:formula="of:=IF([.E664]=25;&quot;&quot;;[.E664]-25)" office:value-type="float" office:value="1943.31" calcext:value-type="float">
            <text:p>1943.3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06" xlink:type="simple">399706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82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65]=25;&quot;&quot;;[.E66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05" xlink:type="simple">399705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802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66]=25;&quot;&quot;;[.E666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04" xlink:type="simple">399704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82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67]=25;&quot;&quot;;[.E66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03" xlink:type="simple">399703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6.04 KB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50.02" calcext:value-type="float">
            <text:p>450.02</text:p>
          </table:table-cell>
          <table:table-cell table:formula="of:=IF([.E668]=25;&quot;&quot;;[.E668]-25)" office:value-type="float" office:value="425.02" calcext:value-type="float">
            <text:p>425.0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02" xlink:type="simple">399702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3.49 KB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29.53" calcext:value-type="float">
            <text:p>329.53</text:p>
          </table:table-cell>
          <table:table-cell table:formula="of:=IF([.E669]=25;&quot;&quot;;[.E669]-25)" office:value-type="float" office:value="304.53" calcext:value-type="float">
            <text:p>304.5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01" xlink:type="simple">399701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947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70]=25;&quot;&quot;;[.E670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00" xlink:type="simple">399700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910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71]=25;&quot;&quot;;[.E67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99" xlink:type="simple">399699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93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72]=25;&quot;&quot;;[.E67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98" xlink:type="simple">399698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789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73]=25;&quot;&quot;;[.E67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97" xlink:type="simple">399697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.07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74]=25;&quot;&quot;;[.E67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96" xlink:type="simple">399696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.1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75]=25;&quot;&quot;;[.E67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95" xlink:type="simple">399695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.8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94.17" calcext:value-type="float">
            <text:p>194.17</text:p>
          </table:table-cell>
          <table:table-cell table:formula="of:=IF([.E676]=25;&quot;&quot;;[.E676]-25)" office:value-type="float" office:value="169.17" calcext:value-type="float">
            <text:p>169.1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94" xlink:type="simple">399694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88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77]=25;&quot;&quot;;[.E67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93" xlink:type="simple">399693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88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78]=25;&quot;&quot;;[.E678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92" xlink:type="simple">399692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942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79]=25;&quot;&quot;;[.E67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91" xlink:type="simple">399691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826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80]=25;&quot;&quot;;[.E680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90" xlink:type="simple">399690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.47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.03" calcext:value-type="float">
            <text:p>25.03</text:p>
          </table:table-cell>
          <table:table-cell table:formula="of:=IF([.E681]=25;&quot;&quot;;[.E681]-25)" office:value-type="float" office:value="0.0300000000000011" calcext:value-type="float">
            <text:p>0.03000000000000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89" xlink:type="simple">399689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.05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.32" calcext:value-type="float">
            <text:p>25.32</text:p>
          </table:table-cell>
          <table:table-cell table:formula="of:=IF([.E682]=25;&quot;&quot;;[.E682]-25)" office:value-type="float" office:value="0.32" calcext:value-type="float">
            <text:p>0.3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88" xlink:type="simple">399688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.11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83]=25;&quot;&quot;;[.E68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87" xlink:type="simple">399687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.27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0.18" calcext:value-type="float">
            <text:p>30.18</text:p>
          </table:table-cell>
          <table:table-cell table:formula="of:=IF([.E684]=25;&quot;&quot;;[.E684]-25)" office:value-type="float" office:value="5.18" calcext:value-type="float">
            <text:p>5.1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86" xlink:type="simple">399686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947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85]=25;&quot;&quot;;[.E68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85" xlink:type="simple">399685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.02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86]=25;&quot;&quot;;[.E686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84" xlink:type="simple">399684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.02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87]=25;&quot;&quot;;[.E68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83" xlink:type="simple">399683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.01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88]=25;&quot;&quot;;[.E688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82" xlink:type="simple">399682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82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89]=25;&quot;&quot;;[.E68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81" xlink:type="simple">399681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878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90]=25;&quot;&quot;;[.E690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80" xlink:type="simple">399680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97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91]=25;&quot;&quot;;[.E69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79" xlink:type="simple">399679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942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92]=25;&quot;&quot;;[.E69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78" xlink:type="simple">399678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.14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.03" calcext:value-type="float">
            <text:p>25.03</text:p>
          </table:table-cell>
          <table:table-cell table:formula="of:=IF([.E693]=25;&quot;&quot;;[.E693]-25)" office:value-type="float" office:value="0.0300000000000011" calcext:value-type="float">
            <text:p>0.03000000000000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77" xlink:type="simple">399677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.1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94]=25;&quot;&quot;;[.E69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76" xlink:type="simple">399676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.46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.01" calcext:value-type="float">
            <text:p>25.01</text:p>
          </table:table-cell>
          <table:table-cell table:formula="of:=IF([.E695]=25;&quot;&quot;;[.E695]-25)" office:value-type="float" office:value="0.0100000000000016" calcext:value-type="float">
            <text:p>0.01000000000000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75" xlink:type="simple">399675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.18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0.18" calcext:value-type="float">
            <text:p>30.18</text:p>
          </table:table-cell>
          <table:table-cell table:formula="of:=IF([.E696]=25;&quot;&quot;;[.E696]-25)" office:value-type="float" office:value="5.18" calcext:value-type="float">
            <text:p>5.1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74" xlink:type="simple">399674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3.1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.21" calcext:value-type="float">
            <text:p>25.21</text:p>
          </table:table-cell>
          <table:table-cell table:formula="of:=IF([.E697]=25;&quot;&quot;;[.E697]-25)" office:value-type="float" office:value="0.210000000000001" calcext:value-type="float">
            <text:p>0.21000000000000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73" xlink:type="simple">399673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.01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98]=25;&quot;&quot;;[.E698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72" xlink:type="simple">399672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789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99]=25;&quot;&quot;;[.E69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71" xlink:type="simple">399671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942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700]=25;&quot;&quot;;[.E700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70" xlink:type="simple">399670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85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701]=25;&quot;&quot;;[.E70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69" xlink:type="simple">399669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910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702]=25;&quot;&quot;;[.E70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68" xlink:type="simple">399668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82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703]=25;&quot;&quot;;[.E70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67" xlink:type="simple">399667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85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704]=25;&quot;&quot;;[.E70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66" xlink:type="simple">399666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88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705]=25;&quot;&quot;;[.E70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65" xlink:type="simple">399665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.19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7.07" calcext:value-type="float">
            <text:p>27.07</text:p>
          </table:table-cell>
          <table:table-cell table:formula="of:=IF([.E706]=25;&quot;&quot;;[.E706]-25)" office:value-type="float" office:value="2.07" calcext:value-type="float">
            <text:p>2.0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64" xlink:type="simple">399664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757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707]=25;&quot;&quot;;[.E70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63" xlink:type="simple">399663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838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708]=25;&quot;&quot;;[.E708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62" xlink:type="simple">399662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910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709]=25;&quot;&quot;;[.E70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61" xlink:type="simple">399661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.23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.33" calcext:value-type="float">
            <text:p>25.33</text:p>
          </table:table-cell>
          <table:table-cell table:formula="of:=IF([.E710]=25;&quot;&quot;;[.E710]-25)" office:value-type="float" office:value="0.329999999999998" calcext:value-type="float">
            <text:p>0.32999999999999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60" xlink:type="simple">399660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.1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711]=25;&quot;&quot;;[.E71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59" xlink:type="simple">399659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88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712]=25;&quot;&quot;;[.E71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58" xlink:type="simple">399658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85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713]=25;&quot;&quot;;[.E71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57" xlink:type="simple">399657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942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714]=25;&quot;&quot;;[.E71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56" xlink:type="simple">399656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88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715]=25;&quot;&quot;;[.E71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55" xlink:type="simple">399655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.59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.04" calcext:value-type="float">
            <text:p>25.04</text:p>
          </table:table-cell>
          <table:table-cell table:formula="of:=IF([.E716]=25;&quot;&quot;;[.E716]-25)" office:value-type="float" office:value="0.0399999999999991" calcext:value-type="float">
            <text:p>0.03999999999999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54" xlink:type="simple">399654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2.09 KB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6.19" calcext:value-type="float">
            <text:p>66.19</text:p>
          </table:table-cell>
          <table:table-cell table:formula="of:=IF([.E717]=25;&quot;&quot;;[.E717]-25)" office:value-type="float" office:value="41.19" calcext:value-type="float">
            <text:p>41.1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53" xlink:type="simple">399653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.14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718]=25;&quot;&quot;;[.E718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52" xlink:type="simple">399652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5.67 KB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24.11" calcext:value-type="float">
            <text:p>524.11</text:p>
          </table:table-cell>
          <table:table-cell table:formula="of:=IF([.E719]=25;&quot;&quot;;[.E719]-25)" office:value-type="float" office:value="499.11" calcext:value-type="float">
            <text:p>499.1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51" xlink:type="simple">399651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44.34 KB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765.21" calcext:value-type="float">
            <text:p>765.21</text:p>
          </table:table-cell>
          <table:table-cell table:formula="of:=IF([.E720]=25;&quot;&quot;;[.E720]-25)" office:value-type="float" office:value="740.21" calcext:value-type="float">
            <text:p>740.2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50" xlink:type="simple">399650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942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721]=25;&quot;&quot;;[.E72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49" xlink:type="simple">399649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.1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722]=25;&quot;&quot;;[.E72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48" xlink:type="simple">399648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88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723]=25;&quot;&quot;;[.E72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47" xlink:type="simple">399647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944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724]=25;&quot;&quot;;[.E72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46" xlink:type="simple">399646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.08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7.46" calcext:value-type="float">
            <text:p>37.46</text:p>
          </table:table-cell>
          <table:table-cell table:formula="of:=IF([.E725]=25;&quot;&quot;;[.E725]-25)" office:value-type="float" office:value="12.46" calcext:value-type="float">
            <text:p>12.4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45" xlink:type="simple">399645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.34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2.83" calcext:value-type="float">
            <text:p>32.83</text:p>
          </table:table-cell>
          <table:table-cell table:formula="of:=IF([.E726]=25;&quot;&quot;;[.E726]-25)" office:value-type="float" office:value="7.83" calcext:value-type="float">
            <text:p>7.8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44" xlink:type="simple">399644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974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727]=25;&quot;&quot;;[.E72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43" xlink:type="simple">399643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88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728]=25;&quot;&quot;;[.E728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42" xlink:type="simple">399642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.6 K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4.13" calcext:value-type="float">
            <text:p>34.13</text:p>
          </table:table-cell>
          <table:table-cell table:formula="of:=IF([.E729]=25;&quot;&quot;;[.E729]-25)" office:value-type="float" office:value="9.13" calcext:value-type="float">
            <text:p>9.1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41" xlink:type="simple">399641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.69 K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875.85" calcext:value-type="float">
            <text:p>3875.85</text:p>
          </table:table-cell>
          <table:table-cell table:formula="of:=IF([.E730]=25;&quot;&quot;;[.E730]-25)" office:value-type="float" office:value="3850.85" calcext:value-type="float">
            <text:p>3850.8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40" xlink:type="simple">399640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.1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731]=25;&quot;&quot;;[.E73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39" xlink:type="simple">399639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88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732]=25;&quot;&quot;;[.E73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38" xlink:type="simple">399638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88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733]=25;&quot;&quot;;[.E73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37" xlink:type="simple">399637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.02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734]=25;&quot;&quot;;[.E73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36" xlink:type="simple">399636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.11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735]=25;&quot;&quot;;[.E73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35" xlink:type="simple">399635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008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736]=25;&quot;&quot;;[.E736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34" xlink:type="simple">399634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85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737]=25;&quot;&quot;;[.E73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33" xlink:type="simple">399633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.13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8.18" calcext:value-type="float">
            <text:p>28.18</text:p>
          </table:table-cell>
          <table:table-cell table:formula="of:=IF([.E738]=25;&quot;&quot;;[.E738]-25)" office:value-type="float" office:value="3.18" calcext:value-type="float">
            <text:p>3.1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32" xlink:type="simple">399632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94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739]=25;&quot;&quot;;[.E73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31" xlink:type="simple">399631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.7 KB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98.79" calcext:value-type="float">
            <text:p>298.79</text:p>
          </table:table-cell>
          <table:table-cell table:formula="of:=IF([.E740]=25;&quot;&quot;;[.E740]-25)" office:value-type="float" office:value="273.79" calcext:value-type="float">
            <text:p>273.7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30" xlink:type="simple">399630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008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741]=25;&quot;&quot;;[.E74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29" xlink:type="simple">399629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89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742]=25;&quot;&quot;;[.E74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28" xlink:type="simple">399628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88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743]=25;&quot;&quot;;[.E74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27" xlink:type="simple">399627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944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744]=25;&quot;&quot;;[.E74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26" xlink:type="simple">399626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008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745]=25;&quot;&quot;;[.E74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25" xlink:type="simple">399625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.83 K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1.07" calcext:value-type="float">
            <text:p>51.07</text:p>
          </table:table-cell>
          <table:table-cell table:formula="of:=IF([.E746]=25;&quot;&quot;;[.E746]-25)" office:value-type="float" office:value="26.07" calcext:value-type="float">
            <text:p>26.0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24" xlink:type="simple">399624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.46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.04" calcext:value-type="float">
            <text:p>25.04</text:p>
          </table:table-cell>
          <table:table-cell table:formula="of:=IF([.E747]=25;&quot;&quot;;[.E747]-25)" office:value-type="float" office:value="0.0399999999999991" calcext:value-type="float">
            <text:p>0.03999999999999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23" xlink:type="simple">399623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97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748]=25;&quot;&quot;;[.E748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22" xlink:type="simple">399622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.47 K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5.03" calcext:value-type="float">
            <text:p>35.03</text:p>
          </table:table-cell>
          <table:table-cell table:formula="of:=IF([.E749]=25;&quot;&quot;;[.E749]-25)" office:value-type="float" office:value="10.03" calcext:value-type="float">
            <text:p>10.0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21" xlink:type="simple">399621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97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750]=25;&quot;&quot;;[.E750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20" xlink:type="simple">399620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.17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0.47" calcext:value-type="float">
            <text:p>30.47</text:p>
          </table:table-cell>
          <table:table-cell table:formula="of:=IF([.E751]=25;&quot;&quot;;[.E751]-25)" office:value-type="float" office:value="5.47" calcext:value-type="float">
            <text:p>5.4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19" xlink:type="simple">399619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82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752]=25;&quot;&quot;;[.E75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18" xlink:type="simple">399618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896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753]=25;&quot;&quot;;[.E753]-25)">
            <text:p/>
          </table:table-cell>
          <table:table-cell table:number-columns-repeated="1018"/>
        </table:table-row>
        <table:table-row table:style-name="ro1" table:number-rows-repeated="10478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arisons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6" table:default-cell-style-name="ce9"/>
        <table:table-row table:style-name="ro1">
          <table:table-cell office:value-type="string" calcext:value-type="string">
            <text:p>@ 2018-05-30</text:p>
          </table:table-cell>
          <table:table-cell table:style-name="ce7" office:value-type="string" calcext:value-type="string">
            <text:p>Litecoin</text:p>
          </table:table-cell>
          <table:table-cell table:style-name="ce7" office:value-type="string" calcext:value-type="string">
            <text:p>Dogecoin</text:p>
          </table:table-cell>
          <table:table-cell table:style-name="ce7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Block time target (s)</text:p>
          </table:table-cell>
          <table:table-cell table:formula="of:=2*60+30"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formula="of:=[.C2]/[.B2]" office:value-type="percentage" office:value="0.4" calcext:value-type="percentage">
            <text:p>40.00%</text:p>
          </table:table-cell>
        </table:table-row>
        <table:table-row table:style-name="ro1">
          <table:table-cell office:value-type="string" calcext:value-type="string">
            <text:p>Hashrate (Thash/s)</text:p>
          </table:table-cell>
          <table:table-cell office:value-type="float" office:value="311.188" calcext:value-type="float">
            <text:p>311.188</text:p>
          </table:table-cell>
          <table:table-cell office:value-type="float" office:value="235.552" calcext:value-type="float">
            <text:p>235.552</text:p>
          </table:table-cell>
          <table:table-cell table:formula="of:=[.C3]/[.B3]" office:value-type="percentage" office:value="0.756944355180791" calcext:value-type="percentage">
            <text:p>75.69%</text:p>
          </table:table-cell>
        </table:table-row>
        <table:table-row table:style-name="ro1">
          <table:table-cell office:value-type="string" calcext:value-type="string">
            <text:p>Block chain size (GB)</text:p>
          </table:table-cell>
          <table:table-cell office:value-type="float" office:value="17.04" calcext:value-type="float">
            <text:p>17.04</text:p>
          </table:table-cell>
          <table:table-cell office:value-type="float" office:value="28.09" calcext:value-type="float">
            <text:p>28.09</text:p>
          </table:table-cell>
          <table:table-cell table:formula="of:=[.C4]/[.B4]" office:value-type="percentage" office:value="1.64847417840376" calcext:value-type="percentage">
            <text:p>164.85%</text:p>
          </table:table-cell>
        </table:table-row>
        <table:table-row table:style-name="ro1">
          <table:table-cell office:value-type="string" calcext:value-type="string">
            <text:p>Blocks count</text:p>
          </table:table-cell>
          <table:table-cell office:value-type="float" office:value="1430517" calcext:value-type="float">
            <text:p>1430517</text:p>
          </table:table-cell>
          <table:table-cell office:value-type="float" office:value="2241120" calcext:value-type="float">
            <text:p>2241120</text:p>
          </table:table-cell>
          <table:table-cell table:formula="of:=[.C5]/[.B5]" office:value-type="percentage" office:value="1.56665037884905" calcext:value-type="percentage">
            <text:p>156.67%</text:p>
          </table:table-cell>
        </table:table-row>
        <table:table-row table:style-name="ro1"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@ 2018-06-01</text:p>
          </table:table-cell>
          <table:table-cell table:style-name="ce7" office:value-type="string" calcext:value-type="string">
            <text:p>Myriad</text:p>
          </table:table-cell>
          <table:table-cell/>
          <table:table-cell table:style-name="ce7"/>
        </table:table-row>
        <table:table-row table:style-name="ro1">
          <table:table-cell office:value-type="string" calcext:value-type="string">
            <text:p>Block time target (s)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 chain size (GB)</text:p>
          </table:table-cell>
          <table:table-cell office:value-type="float" office:value="2.095" calcext:value-type="float">
            <text:p>2.0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s count</text:p>
          </table:table-cell>
          <table:table-cell office:value-type="float" office:value="2442829" calcext:value-type="float">
            <text:p>24428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 Algorithm (for merged mining)</text:p>
          </table:table-cell>
          <table:table-cell table:style-name="ce8" office:value-type="string" calcext:value-type="string">
            <text:p>SHA256d, Scry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 Algorithm (others)</text:p>
          </table:table-cell>
          <table:table-cell table:style-name="ce8" office:value-type="string" calcext:value-type="string">
            <text:p>Myr-Groestl, Skein, Yescrypt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@ 2018-06-01</text:p>
          </table:table-cell>
          <table:table-cell table:style-name="ce7" office:value-type="string" calcext:value-type="string">
            <text:p>Hunterco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 time target (s)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 chain size (GB)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ed block chain size (GB)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s count</text:p>
          </table:table-cell>
          <table:table-cell office:value-type="float" office:value="2291060" calcext:value-type="float">
            <text:p>22910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 Algorithm (for merged mining)</text:p>
          </table:table-cell>
          <table:table-cell table:style-name="ce8" office:value-type="string" calcext:value-type="string">
            <text:p>SHA256, Scrypt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@ 2018-05-30</text:p>
          </table:table-cell>
          <table:table-cell table:style-name="ce7" office:value-type="string" calcext:value-type="string">
            <text:p>Bitcoin</text:p>
          </table:table-cell>
          <table:table-cell table:style-name="ce7" office:value-type="string" calcext:value-type="string">
            <text:p>Namecoin</text:p>
          </table:table-cell>
          <table:table-cell table:style-name="ce7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Block time target (s)</text:p>
          </table:table-cell>
          <table:table-cell table:number-columns-repeated="2" office:value-type="float" office:value="600" calcext:value-type="float">
            <text:p>600</text:p>
          </table:table-cell>
          <table:table-cell table:formula="of:=[.C26]/[.B26]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Hashrate (Ehash/s)</text:p>
          </table:table-cell>
          <table:table-cell office:value-type="float" office:value="31.705" calcext:value-type="float">
            <text:p>31.705</text:p>
          </table:table-cell>
          <table:table-cell office:value-type="float" office:value="21.814" calcext:value-type="float">
            <text:p>21.814</text:p>
          </table:table-cell>
          <table:table-cell table:formula="of:=[.C27]/[.B27]" office:value-type="percentage" office:value="0.688030279135783" calcext:value-type="percentage">
            <text:p>68.80%</text:p>
          </table:table-cell>
        </table:table-row>
        <table:table-row table:style-name="ro1">
          <table:table-cell office:value-type="string" calcext:value-type="string">
            <text:p>Block chain size (GB)</text:p>
          </table:table-cell>
          <table:table-cell office:value-type="float" office:value="199.24" calcext:value-type="float">
            <text:p>199.24</text:p>
          </table:table-cell>
          <table:table-cell office:value-type="float" office:value="5.36" calcext:value-type="float">
            <text:p>5.36</text:p>
          </table:table-cell>
          <table:table-cell table:formula="of:=[.C28]/[.B28]" office:value-type="percentage" office:value="0.0269022284681791" calcext:value-type="percentage">
            <text:p>2.69%</text:p>
          </table:table-cell>
        </table:table-row>
        <table:table-row table:style-name="ro1">
          <table:table-cell office:value-type="string" calcext:value-type="string">
            <text:p>Blocks count</text:p>
          </table:table-cell>
          <table:table-cell office:value-type="float" office:value="525064" calcext:value-type="float">
            <text:p>525064</text:p>
          </table:table-cell>
          <table:table-cell office:value-type="float" office:value="400794" calcext:value-type="float">
            <text:p>400794</text:p>
          </table:table-cell>
          <table:table-cell table:formula="of:=[.C29]/[.B29]" office:value-type="percentage" office:value="0.763324090015693" calcext:value-type="percentage">
            <text:p>76.33%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@ 2018-05-31</text:p>
          </table:table-cell>
          <table:table-cell table:style-name="ce7" office:value-type="string" calcext:value-type="string">
            <text:p>Monero</text:p>
          </table:table-cell>
          <table:table-cell office:value-type="string" calcext:value-type="string">
            <text:p>DigitalNote</text:p>
          </table:table-cell>
          <table:table-cell table:style-name="ce7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Block time target (s)</text:p>
          </table:table-cell>
          <table:table-cell office:value-type="float" office:value="120" calcext:value-type="float">
            <text:p>120</text:p>
          </table:table-cell>
          <table:table-cell office:value-type="float" office:value="240" calcext:value-type="float">
            <text:p>240</text:p>
          </table:table-cell>
          <table:table-cell table:formula="of:=[.C35]/[.B35]" office:value-type="percentage" office:value="2" calcext:value-type="percentage">
            <text:p>200.00%</text:p>
          </table:table-cell>
        </table:table-row>
        <table:table-row table:style-name="ro1">
          <table:table-cell office:value-type="string" calcext:value-type="string">
            <text:p>Hashrate (Mhash/s)</text:p>
          </table:table-cell>
          <table:table-cell office:value-type="float" office:value="410.804" calcext:value-type="float">
            <text:p>410.804</text:p>
          </table:table-cell>
          <table:table-cell office:value-type="float" office:value="13.86" calcext:value-type="float">
            <text:p>13.86</text:p>
          </table:table-cell>
          <table:table-cell table:formula="of:=[.C36]/[.B36]" office:value-type="percentage" office:value="0.0337387172471544" calcext:value-type="percentage">
            <text:p>3.37%</text:p>
          </table:table-cell>
        </table:table-row>
        <table:table-row table:style-name="ro1">
          <table:table-cell office:value-type="string" calcext:value-type="string">
            <text:p>Block chain size (GB)</text:p>
          </table:table-cell>
          <table:table-cell office:value-type="float" office:value="51.29" calcext:value-type="float">
            <text:p>51.29</text:p>
          </table:table-cell>
          <table:table-cell office:value-type="float" office:value="1.2" calcext:value-type="float">
            <text:p>1.2</text:p>
          </table:table-cell>
          <table:table-cell table:formula="of:=[.C37]/[.B37]" office:value-type="percentage" office:value="0.0233963735620979" calcext:value-type="percentage">
            <text:p>2.34%</text:p>
          </table:table-cell>
        </table:table-row>
        <table:table-row table:style-name="ro1">
          <table:table-cell office:value-type="string" calcext:value-type="string">
            <text:p>Blocks count</text:p>
          </table:table-cell>
          <table:table-cell office:value-type="float" office:value="1583869" calcext:value-type="float">
            <text:p>1583869</text:p>
          </table:table-cell>
          <table:table-cell office:value-type="float" office:value="660075" calcext:value-type="float">
            <text:p>660075</text:p>
          </table:table-cell>
          <table:table-cell table:formula="of:=[.C38]/[.B38]" office:value-type="percentage" office:value="0.416748481092818" calcext:value-type="percentage">
            <text:p>41.67%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@ 2018-05-31</text:p>
          </table:table-cell>
          <table:table-cell table:style-name="ce7" office:value-type="string" calcext:value-type="string">
            <text:p>Monero</text:p>
          </table:table-cell>
          <table:table-cell office:value-type="string" calcext:value-type="string">
            <text:p>FantomCoin</text:p>
          </table:table-cell>
          <table:table-cell table:style-name="ce7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Block time target (s)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formula="of:=[.C42]/[.B42]" office:value-type="percentage" office:value="0.5" calcext:value-type="percentage">
            <text:p>50.00%</text:p>
          </table:table-cell>
        </table:table-row>
        <table:table-row table:style-name="ro1">
          <table:table-cell office:value-type="string" calcext:value-type="string">
            <text:p>Hashrate (Mhash/s)</text:p>
          </table:table-cell>
          <table:table-cell office:value-type="float" office:value="410.804" calcext:value-type="float">
            <text:p>410.804</text:p>
          </table:table-cell>
          <table:table-cell office:value-type="float" office:value="19.29" calcext:value-type="float">
            <text:p>19.29</text:p>
          </table:table-cell>
          <table:table-cell table:formula="of:=[.C43]/[.B43]" office:value-type="percentage" office:value="0.0469566995452819" calcext:value-type="percentage">
            <text:p>4.70%</text:p>
          </table:table-cell>
        </table:table-row>
        <table:table-row table:style-name="ro1">
          <table:table-cell office:value-type="string" calcext:value-type="string">
            <text:p>Block chain size (GB)</text:p>
          </table:table-cell>
          <table:table-cell office:value-type="float" office:value="51.29" calcext:value-type="float">
            <text:p>51.29</text:p>
          </table:table-cell>
          <table:table-cell table:number-columns-repeated="2" table:style-name="ce7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Blocks count</text:p>
          </table:table-cell>
          <table:table-cell office:value-type="float" office:value="1583869" calcext:value-type="float">
            <text:p>1583869</text:p>
          </table:table-cell>
          <table:table-cell office:value-type="float" office:value="2126079" calcext:value-type="float">
            <text:p>2126079</text:p>
          </table:table-cell>
          <table:table-cell table:formula="of:=[.C45]/[.B45]" office:value-type="percentage" office:value="1.34233260452727" calcext:value-type="percentage">
            <text:p>134.23%</text:p>
          </table:table-cell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'Namecoin tx'.A1:'Namecoin tx'.F75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Neue" svg:font-family="HelveticaNeu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4" loext:min-decimal-places="14" number:min-integer-digits="1"/>
    </number:number-style>
    <number:number-style style:name="N110">
      <number:number number:decimal-places="15" loext:min-decimal-places="15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1">0000/00/00</text:date>, <text:time style:data-style-name="N2" text:time-value="08:45:05.7650780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8T12:23:41.982177774</meta:creation-date>
    <dc:date>2018-06-01T07:23:00.629406556</dc:date>
    <meta:editing-duration>P1DT2M18S</meta:editing-duration>
    <meta:editing-cycles>9</meta:editing-cycles>
    <meta:generator>LibreOffice/6.0.4.2$MacOSX_X86_64 LibreOffice_project/9b0d9b32d5dcda91d2f1a96dc04c645c450872bf</meta:generator>
    <meta:document-statistic meta:table-count="2" meta:cell-count="4622" meta:object-count="0"/>
    <meta:user-defined meta:name=""/>
  </office:meta>
</office:document-meta>
</file>